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C0000008926624CFA9E756DD2.png" manifest:media-type="image/png"/>
  <manifest:file-entry manifest:full-path="Pictures/100000000000008A00000089E25A917BA8E2BC66.png" manifest:media-type="image/png"/>
  <manifest:file-entry manifest:full-path="Pictures/10000001000004A000000366ED5A203F2A71C1F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family-generic="swiss" style:font-pitch="variable"/>
    <style:font-face style:name="Roboto Condensed2" svg:font-family="'Roboto Condensed'"/>
    <style:font-face style:name="Roboto1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.585cm" fo:min-width="1.492cm" style:protect="size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fo:min-height="4.513cm" fo:padding-top="0cm" fo:padding-bottom="0cm" fo:padding-left="0cm" fo:padding-right="0cm" style:protect="position size"/>
    </style:style>
    <style:style style:name="gr5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6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4.51cm" fo:min-width="1.39cm" draw:shadow-opacity="100%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0.3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15cm" fo:min-width="0.836cm"/>
      <style:paragraph-properties style:writing-mode="lr-tb"/>
    </style:style>
    <style:style style:name="gr9" style:family="graphic" style:parent-style-name="objectwithoutfill">
      <style:graphic-properties draw:marker-end="Triangle" draw:marker-end-width="0.3cm" draw:fill="none"/>
    </style:style>
    <style:style style:name="gr10" style:family="graphic" style:parent-style-name="objectwithoutfill">
      <style:graphic-properties draw:marker-end="Triangle" draw:marker-end-width="0.3cm" draw:fill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48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679cm"/>
      <style:paragraph-properties style:writing-mode="lr-tb"/>
    </style:style>
    <style:style style:name="gr14" style:family="graphic" style:parent-style-name="standard">
      <style:graphic-properties svg:stroke-width="0.08cm" svg:stroke-color="#ff80ff" draw:marker-start-width="0.32cm" draw:marker-end-width="0.32cm" draw:fill-color="#ff80ff" draw:textarea-horizontal-align="justify" draw:textarea-vertical-align="middle" draw:auto-grow-height="false" fo:min-height="0.026cm" fo:min-width="0cm" fo:padding-top="0.04cm" fo:padding-bottom="0.04cm" fo:padding-left="0.14cm" fo:padding-right="0.1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434cm" fo:min-width="3.705cm" draw:shadow-opacity="10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2cm" fo:min-width="0cm"/>
      <style:paragraph-properties style:writing-mode="lr-tb"/>
    </style:style>
    <style:style style:name="gr18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4cm" fo:min-width="1.34cm" draw:shadow-opacity="100%"/>
    </style:style>
    <style:style style:name="gr19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093cm" fo:min-width="4.689cm" draw:shadow-opacity="100%"/>
    </style:style>
    <style:style style:name="gr2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9cm" fo:min-width="1.937cm" draw:shadow-opacity="100%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627cm" fo:min-width="2.023cm" draw:shadow-opacity="100%"/>
    </style:style>
    <style:style style:name="gr23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4cm" fo:min-width="1.732cm" draw:shadow-opacity="100%"/>
    </style:style>
    <style:style style:name="gr24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2.165cm" fo:min-width="1.008cm" draw:shadow-opacity="100%"/>
      <style:paragraph-properties style:writing-mode="lr-tb"/>
    </style:style>
    <style:style style:name="gr25" style:family="graphic" style:parent-style-name="standard">
      <style:graphic-properties svg:stroke-width="0.08cm" svg:stroke-color="#ff80ff" draw:marker-start-width="0.32cm" draw:marker-end-width="0.32cm" draw:fill-color="#ff80ff" draw:opacity="100%" draw:textarea-horizontal-align="justify" draw:textarea-vertical-align="middle" draw:auto-grow-height="false" fo:min-height="0cm" fo:min-width="0cm" fo:padding-top="0.04cm" fo:padding-bottom="0.04cm" fo:padding-left="0.14cm" fo:padding-right="0.14cm" draw:shadow-opacity="100%"/>
    </style:style>
    <style:style style:name="gr2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7cm" fo:min-width="1.02cm" draw:shadow-opacity="100%"/>
      <style:paragraph-properties style:writing-mode="lr-tb"/>
    </style:style>
    <style:style style:name="gr27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5cm" fo:min-width="0.862cm" draw:shadow-opacity="100%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false" fo:min-height="0cm" fo:min-width="0cm"/>
      <style:paragraph-properties style:writing-mode="lr-tb"/>
    </style:style>
    <style:style style:name="gr2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75cm" fo:min-width="1.141cm" draw:shadow-opacity="100%"/>
      <style:paragraph-properties style:writing-mode="lr-tb"/>
    </style:style>
    <style:style style:name="gr30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063cm" fo:min-width="1.03cm" draw:shadow-opacity="100%"/>
      <style:paragraph-properties style:writing-mode="lr-tb"/>
    </style:style>
    <style:style style:name="gr31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425cm" fo:min-width="1.159cm" draw:shadow-opacity="100%"/>
      <style:paragraph-properties style:writing-mode="lr-tb"/>
    </style:style>
    <style:style style:name="gr3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11cm" fo:min-width="0.903cm" draw:shadow-opacity="100%"/>
      <style:paragraph-properties style:writing-mode="lr-tb"/>
    </style:style>
    <style:style style:name="gr33" style:family="graphic" style:parent-style-name="standard">
      <style:graphic-properties draw:stroke="none" svg:stroke-color="#ffa6a6" draw:fill="none" draw:fill-color="#ff5429" draw:textarea-horizontal-align="left" draw:auto-grow-height="true" draw:auto-grow-width="true" fo:min-height="2.977cm" fo:min-width="0.256cm" drawooo:fontwork-adjust="center" drawooo:fontwork-distance="1.3cm" drawooo:fontwork-start="0cm" drawooo:fontwork-shadow-offset-x="0cm" drawooo:fontwork-shadow-offset-y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35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2.5cm" fo:min-width="0.6cm" draw:shadow-opacity="100%" style:protect="siz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01cm" fo:min-width="0.768cm"/>
      <style:paragraph-properties style:writing-mode="lr-tb"/>
    </style:style>
    <style:style style:name="gr37" style:family="graphic" style:parent-style-name="objectwithoutfill">
      <style:graphic-properties svg:stroke-width="0.08cm" svg:stroke-color="#80ff80" draw:marker-start="" draw:marker-start-width="0.28cm" draw:marker-end="Arrow_20_short" draw:marker-end-width="0.28cm" draw:fill="none" draw:fill-color="#ff80ff" fo:padding-top="-0.01cm" fo:padding-bottom="-0.01cm" fo:padding-left="0.09cm" fo:padding-right="0.09cm"/>
    </style:style>
    <style:style style:name="gr38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39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.141cm" fo:min-width="1.167cm" draw:shadow-opacity="100%"/>
      <style:paragraph-properties style:writing-mode="lr-tb"/>
    </style:style>
    <style:style style:name="gr40" style:family="graphic" style:parent-style-name="objectwithoutfill">
      <style:graphic-properties svg:stroke-width="0.08cm" svg:stroke-color="#ff80ff" draw:marker-start="" draw:marker-start-width="0.28cm" draw:marker-end="Arrow_20_short" draw:marker-end-width="0.28cm" draw:fill="none" draw:fill-color="#ff80ff" fo:padding-top="-0.01cm" fo:padding-bottom="-0.01cm" fo:padding-left="0.09cm" fo:padding-right="0.09cm"/>
    </style:style>
    <style:style style:name="gr41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gr4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solid" draw:fill-color="#000000" draw:textarea-horizontal-align="justify" draw:auto-grow-height="false" draw:auto-grow-width="false" draw:fit-to-size="false" style:shrink-to-fit="false" fo:min-height="0cm" fo:min-width="0cm" fo:padding-top="0cm" fo:padding-bottom="0cm" fo:padding-left="0cm" fo:padding-right="0cm" fo:wrap-option="no-wrap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0000"/>
      <style:paragraph-properties style:writing-mode="lr-tb"/>
      <style:text-properties fo:color="#ffffff" loext:opacity="100%" style:font-name="Roboto" fo:font-size="14pt" fo:font-weight="bold" fo:background-color="#ff0000" style:font-size-asian="14pt" style:font-weight-asian="bold" style:font-size-complex="14pt" style:font-weight-complex="bold"/>
    </style:style>
    <style:style style:name="P3" style:family="paragraph">
      <loext:graphic-properties draw:fill="solid" draw:fill-color="#000000"/>
      <style:paragraph-properties fo:text-align="center" style:writing-mode="lr-tb"/>
    </style:style>
    <style:style style:name="P4" style:family="paragraph">
      <loext:graphic-properties draw:fill="solid" draw:fill-color="#000000"/>
      <style:paragraph-properties fo:margin-left="0cm" fo:margin-right="0cm" fo:line-height="0.6cm" fo:text-align="center" fo:text-indent="0cm" style:writing-mode="lr-tb">
        <style:tab-stops/>
      </style:paragraph-properties>
      <style:text-properties fo:color="#80ff80" loext:opacity="100%" style:font-name="Roboto Condensed" fo:font-size="10pt" fo:font-weight="bold" style:letter-kerning="true" style:font-name-asian="Liberation Sans1" style:font-size-asian="10pt" style:font-weight-asian="bold" style:font-name-complex="Liberation Sans1" style:font-size-complex="10pt" style:font-weight-complex="bold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style:paragraph-properties fo:margin-left="0cm" fo:margin-right="0cm" fo:margin-top="0cm" fo:margin-bottom="0cm" fo:line-height="0.75cm" fo:text-align="center" fo:text-indent="0cm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0.75cm" fo:text-align="center" fo:text-indent="0cm" style:writing-mode="lr-tb"/>
      <style:text-properties fo:color="#ff80ff" loext:opacity="100%" fo:font-size="13pt" style:font-size-asian="13pt" style:font-size-complex="1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0.75cm" fo:text-align="center" fo:text-indent="0cm" style:writing-mode="lr-tb"/>
      <style:text-properties fo:color="#ffffff" loext:opacity="100%" fo:font-size="13pt" style:font-size-asian="13pt" style:font-size-complex="13pt"/>
    </style:style>
    <style:style style:name="P9" style:family="paragraph">
      <loext:graphic-properties draw:fill="none" draw:fill-color="#ffffff"/>
      <style:paragraph-properties style:writing-mode="lr-tb"/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font-name="Roboto Condensed" fo:font-size="10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ff80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0.75cm" fo:text-align="start" fo:text-indent="0cm"/>
      <style:text-properties fo:font-size="13pt" style:font-size-asian="13pt" style:font-size-complex="13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0.75cm" fo:text-align="start" fo:text-indent="0cm" style:writing-mode="lr-tb"/>
      <style:text-properties fo:color="#ff80ff" loext:opacity="100%" fo:font-size="13pt" style:font-size-asian="13pt" style:font-size-complex="13pt"/>
    </style:style>
    <style:style style:name="P16" style:family="paragraph">
      <style:paragraph-properties fo:margin-left="0cm" fo:margin-right="0cm" fo:margin-top="0cm" fo:margin-bottom="0cm" fo:line-height="0.75cm" fo:text-align="end" fo:text-indent="0cm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0.75cm" fo:text-align="end" fo:text-indent="0cm" style:writing-mode="lr-tb"/>
      <style:text-properties fo:color="#ffffff" loext:opacity="100%" fo:font-size="13pt" style:font-size-asian="13pt" style:font-size-complex="13pt"/>
    </style:style>
    <style:style style:name="P18" style:family="paragraph">
      <style:text-properties fo:color="#ffffff" loext:opacity="100%"/>
    </style:style>
    <style:style style:name="P19" style:family="paragraph">
      <loext:graphic-properties draw:fill="none" draw:fill-color="#ffffff"/>
      <style:text-properties fo:color="#ffffff" loext:opacity="100%" style:font-name="Roboto Condensed" fo:font-size="13pt" fo:font-weight="bold" style:font-size-asian="13pt" style:font-weight-asian="bold" style:font-size-complex="13pt" style:font-weight-complex="bold"/>
    </style:style>
    <style:style style:name="P20" style:family="paragraph">
      <loext:graphic-properties draw:fill-color="#000000" draw:opacity="100%"/>
      <style:paragraph-properties fo:text-align="center"/>
    </style:style>
    <style:style style:name="P21" style:family="paragraph">
      <style:text-properties fo:color="#ffff80" loext:opacity="100%" fo:font-size="20pt" style:font-size-asian="20pt" style:font-size-complex="20pt"/>
    </style:style>
    <style:style style:name="P22" style:family="paragraph">
      <loext:graphic-properties draw:fill="none" draw:fill-color="#ffffff"/>
      <style:text-properties fo:color="#ffff80" loext:opacity="100%" style:font-name="Roboto Condensed" fo:font-size="20pt" fo:font-weight="bold" style:font-size-asian="20pt" style:font-weight-asian="bold" style:font-size-complex="20pt" style:font-weight-complex="bold"/>
    </style:style>
    <style:style style:name="P23" style:family="paragraph">
      <style:text-properties fo:color="#ffffff" loext:opacity="100%" fo:font-size="20pt" style:font-size-asian="20pt" style:font-size-complex="20pt"/>
    </style:style>
    <style:style style:name="P24" style:family="paragraph">
      <loext:graphic-properties draw:fill="none" draw:fill-color="#ffffff"/>
      <style:text-properties fo:color="#ffffff" loext:opacity="100%" style:font-name="Roboto Condensed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color="#ff80ff" loext:opacity="100%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ff80ff" loext:opacity="100%" style:font-name="Roboto Condensed" fo:font-size="20pt" fo:font-weight="bold" style:font-size-asian="20pt" style:font-weight-asian="bold" style:font-size-complex="20pt" style:font-weight-complex="bold"/>
    </style:style>
    <style:style style:name="P27" style:family="paragraph">
      <style:text-properties fo:color="#80ff80" loext:opacity="100%" fo:font-size="20pt" style:font-size-asian="20pt" style:font-size-complex="20pt"/>
    </style:style>
    <style:style style:name="P28" style:family="paragraph">
      <loext:graphic-properties draw:fill="none" draw:fill-color="#ffffff"/>
      <style:text-properties fo:color="#80ff80" loext:opacity="100%" style:font-name="Roboto Condensed"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color="#ffffff" loext:opacity="100%" fo:font-size="16pt" style:font-size-asian="16pt" style:font-size-complex="16pt"/>
    </style:style>
    <style:style style:name="P30" style:family="paragraph">
      <loext:graphic-properties draw:fill="none" draw:fill-color="#ffffff"/>
      <style:text-properties fo:color="#ffffff" loext:opacity="100%" style:font-name="Roboto Condensed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color="#80ff80" loext:opacity="100%" style:text-outline="false" fo:font-size="16pt" fo:text-shadow="none" fo:background-color="transparent" style:font-size-asian="16pt" style:font-size-complex="16pt"/>
    </style:style>
    <style:style style:name="P32" style:family="paragraph">
      <loext:graphic-properties draw:fill="none" draw:fill-color="#ff5429"/>
      <style:text-properties fo:color="#80ff80" loext:opacity="100%" style:text-outline="false" style:font-name="Roboto Condensed" fo:font-size="16pt" fo:text-shadow="none" fo:font-weight="bold" fo:background-color="transparent" style:font-size-asian="16pt" style:font-weight-asian="bold" style:font-size-complex="16pt" style:font-weight-complex="bold"/>
    </style:style>
    <style:style style:name="P33" style:family="paragraph">
      <style:text-properties fo:color="#ff80ff" loext:opacity="100%" fo:font-size="16pt" style:font-size-asian="16pt" style:font-size-complex="16pt"/>
    </style:style>
    <style:style style:name="P34" style:family="paragraph">
      <loext:graphic-properties draw:fill="none" draw:fill-color="#ffffff"/>
      <style:text-properties fo:color="#ff80ff" loext:opacity="100%" style:font-name="Roboto Condensed" fo:font-size="16pt" fo:font-weight="bold" style:font-size-asian="16pt" style:font-weight-asian="bold" style:font-size-complex="16pt" style:font-weight-complex="bold"/>
    </style:style>
    <style:style style:name="P35" style:family="paragraph">
      <style:text-properties fo:color="#ffff80" loext:opacity="100%" fo:font-size="16pt" style:font-size-asian="16pt" style:font-size-complex="16pt"/>
    </style:style>
    <style:style style:name="P36" style:family="paragraph">
      <loext:graphic-properties draw:fill="none" draw:fill-color="#ffffff"/>
      <style:text-properties fo:color="#ffff80" loext:opacity="100%" style:font-name="Roboto Condensed" fo:font-size="16pt" fo:font-weight="bold" style:font-size-asian="16pt" style:font-weight-asian="bold" style:font-size-complex="16pt" style:font-weight-complex="bold"/>
    </style:style>
    <style:style style:name="P37" style:family="paragraph">
      <style:text-properties fo:color="#80ff80" loext:opacity="100%" style:text-outline="false" fo:font-size="16pt" fo:text-shadow="none" fo:background-color="transparent" style:font-size-asian="16pt" style:font-size-complex="16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</style:style>
    <style:style style:name="P40" style:family="paragraph">
      <style:text-properties fo:color="#80ff80" loext:opacity="100%" style:text-outline="false" fo:font-size="11pt" fo:text-shadow="none" fo:background-color="#000000" style:font-size-asian="11pt" style:font-size-complex="11pt"/>
    </style:style>
    <style:style style:name="P41" style:family="paragraph">
      <loext:graphic-properties draw:fill="none" draw:fill-color="#ff5429"/>
      <style:text-properties fo:color="#80ff80" loext:opacity="100%" style:text-outline="false" style:font-name="Roboto Condensed" fo:font-size="11pt" fo:text-shadow="none" fo:font-weight="bold" fo:background-color="#000000" style:font-size-asian="11pt" style:font-weight-asian="bold" style:font-size-complex="11pt" style:font-weight-complex="bold"/>
    </style:style>
    <style:style style:name="P42" style:family="paragraph">
      <style:text-properties fo:color="#80ff80" loext:opacity="100%" style:text-outline="false" fo:font-size="12pt" fo:text-shadow="none" fo:background-color="#000000" style:font-size-asian="12pt" style:font-size-complex="12pt"/>
    </style:style>
    <style:style style:name="P43" style:family="paragraph">
      <loext:graphic-properties draw:fill="none" draw:fill-color="#ff5429"/>
      <style:text-properties fo:color="#80ff80" loext:opacity="100%" style:text-outline="false" style:font-name="Roboto Condensed" fo:font-size="12pt" fo:text-shadow="none" fo:font-weight="bold" fo:background-color="#000000" style:font-size-asian="12pt" style:font-weight-asian="bold" style:font-size-complex="12pt" style:font-weight-complex="bold"/>
    </style:style>
    <style:style style:name="P44" style:family="paragraph">
      <style:paragraph-properties fo:line-height="0.45cm"/>
      <style:text-properties fo:color="#ffffff" loext:opacity="100%" fo:font-size="16pt" style:font-size-asian="16pt" style:font-size-complex="16pt"/>
    </style:style>
    <style:style style:name="P45" style:family="paragraph">
      <loext:graphic-properties draw:fill="none" draw:fill-color="#ffffff"/>
      <style:paragraph-properties fo:line-height="0.45cm"/>
      <style:text-properties fo:color="#ffffff" loext:opacity="100%" style:font-name="Roboto Condensed" fo:font-size="16pt" fo:font-weight="bold" style:font-size-asian="16pt" style:font-weight-asian="bold" style:font-size-complex="16pt" style:font-weight-complex="bold"/>
    </style:style>
    <style:style style:name="P46" style:family="paragraph">
      <style:paragraph-properties fo:line-height="0.35cm"/>
      <style:text-properties fo:color="#ffffff" loext:opacity="100%" fo:font-size="12pt" style:font-size-asian="12pt" style:font-size-complex="12pt"/>
    </style:style>
    <style:style style:name="P47" style:family="paragraph">
      <loext:graphic-properties draw:fill="none" draw:fill-color="#ffffff"/>
      <style:paragraph-properties fo:line-height="0.35cm"/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P48" style:family="paragraph">
      <style:text-properties fo:color="#ffff80" loext:opacity="100%" fo:font-size="12pt" style:font-size-asian="12pt" style:font-size-complex="12pt"/>
    </style:style>
    <style:style style:name="P49" style:family="paragraph">
      <style:paragraph-properties fo:line-height="0.35cm"/>
      <style:text-properties fo:color="#ffff80" loext:opacity="100%" fo:font-size="12pt" style:font-size-asian="12pt" style:font-size-complex="12pt"/>
    </style:style>
    <style:style style:name="P50" style:family="paragraph">
      <loext:graphic-properties draw:fill="none" draw:fill-color="#ffffff"/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P51" style:family="paragraph">
      <style:text-properties fo:color="#80ff80" loext:opacity="100%" style:text-outline="false" fo:font-size="12pt" fo:text-shadow="none" fo:background-color="transparent" style:font-size-asian="12pt" style:font-size-complex="12pt"/>
    </style:style>
    <style:style style:name="P52" style:family="paragraph">
      <loext:graphic-properties draw:fill="none" draw:fill-color="#ff5429"/>
      <style:text-properties fo:color="#80ff80" loext:opacity="100%" style:text-outline="false" style:font-name="Roboto Condensed" fo:font-size="12pt" fo:text-shadow="none" fo:font-weight="bold" fo:background-color="transparent" style:font-size-asian="12pt" style:font-weight-asian="bold" style:font-size-complex="12pt" style:font-weight-complex="bold"/>
    </style:style>
    <style:style style:name="P53" style:family="paragraph">
      <loext:graphic-properties draw:fill-color="#ff80ff" draw:opacity="100%"/>
      <style:paragraph-properties fo:text-align="center"/>
    </style:style>
    <style:style style:name="P54" style:family="paragraph">
      <style:text-properties fo:color="#ff80ff" loext:opacity="100%" fo:font-size="11pt" style:font-size-asian="11pt" style:font-size-complex="11pt"/>
    </style:style>
    <style:style style:name="P55" style:family="paragraph">
      <loext:graphic-properties draw:fill="none" draw:fill-color="#ffffff"/>
      <style:text-properties fo:color="#ff80ff" loext:opacity="100%" style:font-name="Roboto Condensed" fo:font-size="11pt" fo:font-weight="bold" style:font-size-asian="11pt" style:font-weight-asian="bold" style:font-size-complex="11pt" style:font-weight-complex="bold"/>
    </style:style>
    <style:style style:name="P56" style:family="paragraph">
      <style:text-properties fo:color="#80ff80" loext:opacity="100%" style:text-outline="false" fo:font-size="10pt" fo:text-shadow="none" fo:background-color="#000000" style:font-size-asian="10pt" style:font-size-complex="10pt"/>
    </style:style>
    <style:style style:name="P57" style:family="paragraph">
      <loext:graphic-properties draw:fill="none" draw:fill-color="#ff5429"/>
      <style:text-properties fo:color="#80ff80" loext:opacity="100%" style:text-outline="false" style:font-name="Roboto Condensed" fo:font-size="10pt" fo:text-shadow="none" fo:font-weight="bold" fo:background-color="#000000" style:font-size-asian="10pt" style:font-weight-asian="bold" style:font-size-complex="10pt" style:font-weight-complex="bold"/>
    </style:style>
    <style:style style:name="P58" style:family="paragraph">
      <style:paragraph-properties fo:text-align="end"/>
      <style:text-properties fo:color="#ffffff" loext:opacity="100%" fo:font-size="16pt" fo:background-color="#ff0000" style:font-size-asian="16pt" style:font-size-complex="16pt"/>
    </style:style>
    <style:style style:name="P59" style:family="paragraph">
      <loext:graphic-properties draw:fill="none" draw:fill-color="#ffffff"/>
      <style:paragraph-properties fo:text-align="end"/>
      <style:text-properties fo:color="#ffffff" loext:opacity="100%" style:font-name="Roboto Condensed" fo:font-size="16pt" fo:font-weight="bold" fo:background-color="#ff0000" style:font-size-asian="16pt" style:font-weight-asian="bold" style:font-size-complex="16pt" style:font-weight-complex="bold"/>
    </style:style>
    <style:style style:name="P60" style:family="paragraph">
      <style:text-properties fo:color="#ffffff" loext:opacity="100%" fo:font-size="12pt" style:font-size-asian="12pt" style:font-size-complex="12pt"/>
    </style:style>
    <style:style style:name="P61" style:family="paragraph">
      <loext:graphic-properties draw:fill="none" draw:fill-color="#ffffff"/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P62" style:family="paragraph">
      <style:paragraph-properties fo:line-height="0.35cm" fo:text-align="end"/>
      <style:text-properties fo:color="#ffff80" loext:opacity="100%" fo:font-size="12pt" style:font-size-asian="12pt" style:font-size-complex="12pt"/>
    </style:style>
    <style:style style:name="P63" style:family="paragraph">
      <loext:graphic-properties draw:fill="none" draw:fill-color="#ffffff"/>
      <style:paragraph-properties fo:line-height="0.35cm" fo:text-align="end"/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P64" style:family="paragraph">
      <style:text-properties fo:color="#ff80ff" loext:opacity="100%" fo:font-size="10pt" fo:background-color="#000000" style:font-size-asian="10pt" style:font-size-complex="10pt"/>
    </style:style>
    <style:style style:name="P65" style:family="paragraph">
      <loext:graphic-properties draw:fill="none" draw:fill-color="#ffffff"/>
      <style:text-properties fo:color="#ff80ff" loext:opacity="100%" style:font-name="Roboto Condensed" fo:font-size="10pt" fo:font-weight="bold" fo:background-color="#000000" style:font-size-asian="10pt" style:font-weight-asian="bold" style:font-size-complex="10pt" style:font-weight-complex="bold"/>
    </style:style>
    <style:style style:name="P66" style:family="paragraph">
      <style:paragraph-properties fo:text-align="center"/>
      <style:text-properties fo:color="#80ff80" loext:opacity="100%" style:text-outline="false" fo:font-size="12pt" fo:text-shadow="none" fo:background-color="#000000" style:font-size-asian="12pt" style:font-size-complex="12pt"/>
    </style:style>
    <style:style style:name="P67" style:family="paragraph">
      <loext:graphic-properties draw:fill="none" draw:fill-color="#ff5429"/>
      <style:paragraph-properties fo:text-align="center"/>
      <style:text-properties fo:color="#80ff80" loext:opacity="100%" style:text-outline="false" style:font-name="Roboto Condensed" fo:font-size="12pt" fo:text-shadow="none" fo:font-weight="bold" fo:background-color="#000000" style:font-size-asian="12pt" style:font-weight-asian="bold" style:font-size-complex="12pt" style:font-weight-complex="bold"/>
    </style:style>
    <style:style style:name="P68" style:family="paragraph">
      <style:paragraph-properties fo:margin-left="0cm" fo:margin-right="0cm" fo:margin-top="0cm" fo:margin-bottom="0cm" fo:line-height="0.7cm" fo:text-align="center" fo:text-indent="0cm" style:writing-mode="lr-tb">
        <style:tab-stops/>
      </style:paragraph-properties>
    </style:style>
    <style:style style:name="P69" style:family="paragraph">
      <loext:graphic-properties draw:fill="none" draw:fill-color="#ffffff"/>
      <style:paragraph-properties fo:line-height="0.7cm" style:writing-mode="lr-tb"/>
    </style:style>
    <style:style style:name="P70" style:family="paragraph">
      <loext:graphic-properties draw:fill="none" draw:fill-color="#ff80ff"/>
      <style:paragraph-properties fo:text-align="center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color="#80ff80" loext:opacity="100%" style:text-outline="false" fo:font-size="11pt" fo:text-shadow="none" fo:background-color="#000000" style:font-size-asian="11pt" style:font-size-complex="11pt"/>
    </style:style>
    <style:style style:name="T1" style:family="text">
      <style:text-properties fo:color="#ffffff" loext:opacity="100%" style:font-name="Roboto" fo:font-size="14pt" fo:font-weight="bold" fo:background-color="#ff0000" style:font-size-asian="14pt" style:font-weight-asian="bold" style:font-size-complex="14pt" style:font-weight-complex="bold"/>
    </style:style>
    <style:style style:name="T2" style:family="text">
      <style:text-properties fo:color="#ff80ff" loext:opacity="100%" style:font-name="Roboto Condensed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3" style:family="text">
      <style:text-properties fo:color="#ffffff" loext:opacity="100%" style:font-name="Roboto Condensed" fo:font-size="13pt" fo:font-weight="bold" style:font-name-asian="Liberation Sans1" style:font-size-asian="13pt" style:font-weight-asian="bold" style:font-name-complex="Liberation Sans1" style:font-size-complex="13pt" style:font-weight-complex="bold"/>
    </style:style>
    <style:style style:name="T4" style:family="text">
      <style:text-properties fo:color="#ffff80" loext:opacity="100%" style:font-name="Roboto Condensed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Roboto Condensed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80ff" loext:opacity="100%" style:font-name="Roboto Condensed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ffff80" loext:opacity="100%" style:font-name="Roboto Condens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ffff" loext:opacity="100%" style:font-name="Roboto Condensed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Roboto Condensed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Roboto Condensed" fo:font-weight="bold" style:font-weight-asian="bold" style:font-weight-complex="bold"/>
    </style:style>
    <style:style style:name="T12" style:family="text">
      <style:text-properties fo:font-variant="normal" fo:text-transform="none" fo:color="#80ff80" loext:opacity="100%" style:text-outline="false" style:text-line-through-style="none" style:text-line-through-type="none" style:font-name="Roboto Condensed" fo:font-size="16pt" fo:font-style="normal" fo:text-shadow="none" style:text-underline-style="none" fo:font-weight="bold" style:letter-kerning="true" fo:background-color="transparent" style:font-name-asian="Noto Sans JP" style:font-size-asian="16pt" style:font-style-asian="normal" style:font-weight-asian="bold" style:font-name-complex="Droid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ff0000" loext:opacity="100%" style:text-outline="false" style:font-name="DejaVu Sans" fo:font-size="16pt" fo:text-shadow="none" fo:font-weight="bold" fo:background-color="transparent" style:font-name-asian="DejaVu Sans" style:font-size-asian="16pt" style:font-weight-asian="bold" style:font-name-complex="DejaVu Sans" style:font-size-complex="16pt" style:font-weight-complex="bold"/>
    </style:style>
    <style:style style:name="T14" style:family="text">
      <style:text-properties style:font-name="Roboto Condensed" fo:font-weight="bold" fo:background-color="#000000" style:font-weight-asian="bold" style:font-weight-complex="bold"/>
    </style:style>
    <style:style style:name="T15" style:family="text">
      <style:text-properties fo:color="#ffff80" loext:opacity="100%" style:font-name="Roboto Condensed" fo:font-size="16pt" fo:font-weight="bold" style:font-size-asian="16pt" style:font-weight-asian="bold" style:font-size-complex="16pt" style:font-weight-complex="bold"/>
    </style:style>
    <style:style style:name="T16" style:family="text">
      <style:text-properties style:font-name="Roboto Condensed" fo:font-size="11pt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fo:color="#00a933" loext:opacity="100%" style:text-outline="false" style:text-line-through-style="none" style:text-line-through-type="none" style:font-name="DejaVu Sans" fo:font-size="16pt" fo:font-style="normal" fo:text-shadow="none" style:text-underline-style="none" fo:font-weight="bold" style:letter-kerning="true" fo:background-color="transparent" style:font-name-asian="DejaVu Sans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ffffff" loext:opacity="100%" style:font-name="Roboto Condensed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80ff80" loext:opacity="100%" style:text-outline="false" style:font-name="Roboto Condensed" fo:text-shadow="none" fo:font-weight="bold" fo:background-color="transparent" style:font-weight-asian="bold" style:font-weight-complex="bold"/>
    </style:style>
    <style:style style:name="T20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80ff80" loext:opacity="100%" style:text-outline="false" style:font-name="DejaVu Sans" fo:text-shadow="none" fo:font-weight="bold" style:font-name-asian="DejaVu Sans" style:font-weight-asian="bold" style:font-name-complex="DejaVu Sans" style:font-weight-complex="bold"/>
    </style:style>
    <style:style style:name="T22" style:family="text">
      <style:text-properties fo:color="#80ff80" loext:opacity="100%" style:text-outline="false" style:font-name="Roboto Condensed" fo:text-shadow="none" style:text-underline-style="none" fo:font-weight="bold" style:font-weight-asian="bold" style:font-weight-complex="bold"/>
    </style:style>
    <style:style style:name="T23" style:family="text">
      <style:text-properties fo:color="#80ff80" loext:opacity="100%" style:text-outline="false" style:font-name="Roboto Condensed" fo:text-shadow="none" fo:font-weight="bold" style:font-weight-asian="bold" style:font-weight-complex="bold"/>
    </style:style>
    <style:style style:name="T24" style:family="text">
      <style:text-properties fo:color="#80ff80" loext:opacity="100%" style:font-name="Roboto Condensed" fo:font-size="10pt" fo:font-weight="bold" style:letter-kerning="true" style:font-name-asian="Liberation Sans1" style:font-size-asian="10pt" style:font-weight-asian="bold" style:font-name-complex="Liberation Sans1" style:font-size-complex="10pt" style:font-weight-complex="bold"/>
    </style:style>
    <style:style style:name="T25" style:family="text">
      <style:text-properties fo:font-variant="normal" fo:text-transform="none" fo:color="#80ff80" loext:opacity="100%" style:text-outline="false" style:text-line-through-style="none" style:text-line-through-type="none" style:font-name="Roboto Condensed" fo:font-size="11pt" fo:font-style="normal" fo:text-shadow="none" style:text-underline-style="none" fo:font-weight="bold" style:letter-kerning="true" fo:background-color="#000000" style:font-name-asian="Noto Sans JP" style:font-size-asian="11pt" style:font-style-asian="normal" style:font-weight-asian="bold" style:font-name-complex="Droid Sans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80ff80" loext:opacity="100%" style:text-outline="false" style:font-name="Roboto Condensed" fo:font-size="11pt" fo:text-shadow="none" fo:font-weight="bold" fo:background-color="#000000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cm" svg:height="15.21cm" draw:transform="rotate (1.5707963267949) translate (2.935cm 23.287cm)">
          <draw:image xlink:href="Pictures/10000001000004A000000366ED5A203F2A71C1F0.png" xlink:type="simple" xlink:show="embed" xlink:actuate="onLoad" draw:mime-type="image/png">
            <text:p/>
          </draw:image>
        </draw:frame>
        <draw:frame draw:style-name="gr2" draw:text-style-name="P1" draw:layer="layout" svg:width="1.01cm" svg:height="1cm" svg:x="10.425cm" svg:y="5.027cm">
          <draw:image xlink:href="Pictures/100000000000008A00000089E25A917BA8E2BC66.png" xlink:type="simple" xlink:show="embed" xlink:actuate="onLoad" draw:mime-type="image/png">
            <text:p/>
          </draw:image>
        </draw:frame>
        <draw:frame draw:style-name="gr2" draw:text-style-name="P1" draw:layer="layout" svg:width="1.02cm" svg:height="1cm" svg:x="12.647cm" svg:y="5.027cm">
          <draw:image xlink:href="Pictures/100000000000008C0000008926624CFA9E756DD2.png" xlink:type="simple" xlink:show="embed" xlink:actuate="onLoad" draw:mime-type="image/png">
            <text:p/>
          </draw:image>
        </draw:frame>
        <draw:frame draw:style-name="gr3" draw:text-style-name="P2" draw:layer="layout" svg:width="1.925cm" svg:height="0.585cm" svg:x="15.903cm" svg:y="4.631cm">
          <draw:text-box>
            <text:p><text:span text:style-name="T1"><text:s/></text:span><text:span text:style-name="T1">RESET </text:span></text:p>
          </draw:text-box>
        </draw:frame>
        <draw:frame draw:style-name="gr4" draw:text-style-name="P3" draw:layer="layout" svg:width="1.587cm" svg:height="4.513cm" svg:x="2.995cm" svg:y="5.762cm">
          <draw:text-box>
            <text:p/>
          </draw:text-box>
        </draw:frame>
        <draw:frame draw:style-name="gr5" draw:text-style-name="P4" draw:layer="layout" svg:width="0.8cm" svg:height="2.4cm" svg:x="14.129cm" svg:y="6.82cm">
          <draw:text-box>
            <text:p/>
          </draw:text-box>
        </draw:frame>
        <draw:g>
          <draw:custom-shape draw:style-name="gr6" draw:text-style-name="P5" draw:layer="layout" svg:width="1.59cm" svg:height="4.51cm" svg:x="2.98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549cm" svg:height="2.415cm" svg:x="4.016cm" svg:y="7.547cm">
            <draw:text-box>
              <text:p text:style-name="P6"><text:span text:style-name="T2">A</text:span></text:p>
              <text:p text:style-name="P6"><text:span text:style-name="T2">B</text:span></text:p>
            </draw:text-box>
          </draw:frame>
          <draw:frame draw:style-name="gr8" draw:text-style-name="P8" draw:layer="layout" svg:width="1.036cm" svg:height="2.415cm" svg:x="2.933cm" svg:y="6.804cm">
            <draw:text-box>
              <text:p text:style-name="P6"><text:span text:style-name="T3">OP4</text:span></text:p>
              <text:p text:style-name="P6"><text:span text:style-name="T3">OP5</text:span></text:p>
            </draw:text-box>
          </draw:frame>
          <draw:line draw:style-name="gr9" draw:text-style-name="P1" draw:layer="layout" svg:x1="3.644cm" svg:y1="7.251cm" svg:x2="3.644cm" svg:y2="6.616cm">
            <text:p/>
          </draw:line>
          <draw:line draw:style-name="gr10" draw:text-style-name="P1" draw:layer="layout" svg:x1="3.644cm" svg:y1="8.919cm" svg:x2="3.644cm" svg:y2="9.554cm">
            <text:p/>
          </draw:line>
          <draw:frame draw:style-name="gr11" draw:text-style-name="P9" draw:layer="layout" svg:width="1.684cm" svg:height="0.497cm" svg:x="2.905cm" svg:y="5.783cm">
            <draw:text-box>
              <text:p><text:span text:style-name="T4">CDU LSK</text:span></text:p>
            </draw:text-box>
          </draw:frame>
          <draw:frame draw:style-name="gr12" draw:text-style-name="P11" draw:layer="layout" svg:width="1.315cm" svg:height="0.497cm" svg:x="2.94cm" svg:y="8.81cm">
            <draw:text-box>
              <text:p text:style-name="P10"><text:span text:style-name="T5">IFEI</text:span></text:p>
            </draw:text-box>
          </draw:frame>
          <draw:frame draw:style-name="gr13" draw:text-style-name="P12" draw:layer="layout" svg:width="0.879cm" svg:height="0.497cm" svg:x="3.705cm" svg:y="6.24cm">
            <draw:text-box>
              <text:p><text:span text:style-name="T6">FCR</text:span></text:p>
            </draw:text-box>
          </draw:frame>
          <draw:custom-shape draw:style-name="gr14" draw:text-style-name="P13" draw:layer="layout" svg:width="0.407cm" svg:height="0.317cm" svg:x="4.052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3" draw:layer="layout" svg:width="0.407cm" svg:height="0.317cm" svg:x="4.052cm" svg:y="7.5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1" draw:layer="layout" svg:width="1.315cm" svg:height="0.497cm" svg:x="2.94cm" svg:y="6.88cm">
            <draw:text-box>
              <text:p text:style-name="P10"><text:span text:style-name="T5">IFEI</text:span></text:p>
            </draw:text-box>
          </draw:frame>
        </draw:g>
        <draw:g>
          <draw:custom-shape draw:style-name="gr6" draw:text-style-name="P5" draw:layer="layout" svg:width="1.59cm" svg:height="4.51cm" svg:x="16.49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0.968cm" svg:height="2.415cm" svg:x="16.414cm" svg:y="7.535cm">
            <draw:text-box>
              <text:p text:style-name="P14"><text:span text:style-name="T2">CEN</text:span></text:p>
              <text:p text:style-name="P14"><text:span text:style-name="T2">CPL</text:span></text:p>
            </draw:text-box>
          </draw:frame>
          <draw:frame draw:style-name="gr8" draw:text-style-name="P17" draw:layer="layout" svg:width="1.036cm" svg:height="3.001cm" svg:x="17.193cm" svg:y="6.495cm">
            <draw:text-box>
              <text:p text:style-name="P16"><text:span text:style-name="T3">OP1</text:span></text:p>
              <text:p text:style-name="P16"><text:span text:style-name="T3">OP2</text:span></text:p>
              <text:p text:style-name="P16"><text:span text:style-name="T3">OP3</text:span></text:p>
              <text:p text:style-name="P16"><text:span text:style-name="T3">IFEI</text:span></text:p>
            </draw:text-box>
          </draw:frame>
          <draw:frame draw:style-name="gr11" draw:text-style-name="P9" draw:layer="layout" svg:width="1.684cm" svg:height="0.497cm" svg:x="16.415cm" svg:y="5.783cm">
            <draw:text-box>
              <text:p><text:span text:style-name="T4">CDU LSK</text:span></text:p>
            </draw:text-box>
          </draw:frame>
          <draw:frame draw:style-name="gr13" draw:text-style-name="P12" draw:layer="layout" svg:width="0.926cm" svg:height="0.497cm" svg:x="16.435cm" svg:y="6.24cm">
            <draw:text-box>
              <text:p><text:span text:style-name="T6">HSD</text:span></text:p>
            </draw:text-box>
          </draw:frame>
          <draw:custom-shape draw:style-name="gr14" draw:text-style-name="P13" draw:layer="layout" svg:width="0.407cm" svg:height="0.317cm" svg:x="16.614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3" draw:layer="layout" svg:width="0.407cm" svg:height="0.317cm" svg:x="16.614cm" svg:y="7.5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19" draw:layer="layout" svg:width="1.307cm" svg:height="0.534cm" svg:x="16.839cm" svg:y="9.356cm">
            <draw:text-box>
              <text:p text:style-name="P18"><text:span text:style-name="T7">MODE</text:span></text:p>
            </draw:text-box>
          </draw:frame>
        </draw:g>
        <draw:g>
          <draw:custom-shape draw:style-name="gr16" draw:text-style-name="P20" draw:layer="layout" svg:width="3.905cm" svg:height="1.434cm" svg:x="3.853cm" svg:y="3.04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2" draw:layer="layout" svg:width="1.595cm" svg:height="0.872cm" svg:x="3.845cm" svg:y="3.672cm">
            <draw:text-box>
              <text:p text:style-name="P21"><text:span text:style-name="T8">A-10</text:span></text:p>
            </draw:text-box>
          </draw:frame>
          <draw:frame draw:style-name="gr15" draw:text-style-name="P24" draw:layer="layout" svg:width="2.166cm" svg:height="0.831cm" svg:x="5.586cm" svg:y="3.672cm">
            <draw:text-box>
              <text:p text:style-name="P23"><text:span text:style-name="T9">F/A-18</text:span></text:p>
            </draw:text-box>
          </draw:frame>
          <draw:frame draw:style-name="gr15" draw:text-style-name="P26" draw:layer="layout" svg:width="1.51cm" svg:height="0.831cm" svg:x="3.845cm" svg:y="3.004cm">
            <draw:text-box>
              <text:p text:style-name="P25"><text:span text:style-name="T10">F-16</text:span></text:p>
            </draw:text-box>
          </draw:frame>
          <draw:frame draw:style-name="gr15" draw:text-style-name="P28" draw:layer="layout" svg:width="2.162cm" svg:height="0.831cm" svg:x="5.59cm" svg:y="3.004cm">
            <draw:text-box>
              <text:p text:style-name="P27"><text:span text:style-name="T10">M2000</text:span></text:p>
            </draw:text-box>
          </draw:frame>
        </draw:g>
        <draw:g>
          <draw:custom-shape draw:style-name="gr18" draw:text-style-name="P20" draw:layer="layout" svg:width="1.54cm" svg:height="2.164cm" svg:x="3.222cm" svg:y="11.03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74cm" svg:height="0.657cm" svg:x="3.222cm" svg:y="12.487cm">
            <draw:text-box>
              <text:p text:style-name="P29"><text:span text:style-name="T11">COM1</text:span></text:p>
            </draw:text-box>
          </draw:frame>
          <draw:frame draw:style-name="gr19" draw:text-style-name="P32" draw:layer="layout" svg:width="1.608cm" svg:height="0.657cm" svg:x="3.222cm" svg:y="11.026cm">
            <draw:text-box>
              <text:p text:style-name="P31"><text:span text:style-name="T12">UHF</text:span><text:span text:style-name="T13">⚫</text:span></text:p>
            </draw:text-box>
          </draw:frame>
          <draw:frame draw:style-name="gr15" draw:text-style-name="P34" draw:layer="layout" svg:width="1.197cm" svg:height="0.657cm" svg:x="3.222cm" svg:y="11.508cm">
            <draw:text-box>
              <text:p text:style-name="P33"><text:span text:style-name="T11">HDG</text:span></text:p>
            </draw:text-box>
          </draw:frame>
          <draw:frame draw:style-name="gr15" draw:text-style-name="P36" draw:layer="layout" svg:width="1.197cm" svg:height="0.657cm" svg:x="3.222cm" svg:y="12.002cm">
            <draw:text-box>
              <text:p text:style-name="P35"><text:span text:style-name="T11">HDG</text:span></text:p>
            </draw:text-box>
          </draw:frame>
        </draw:g>
        <draw:frame draw:style-name="gr15" draw:text-style-name="P34" draw:layer="layout" svg:width="2.674cm" svg:height="0.657cm" svg:x="8.725cm" svg:y="13.201cm">
          <draw:text-box>
            <text:p text:style-name="P33"><text:span text:style-name="T14"><text:s/></text:span><text:span text:style-name="T14">FUEL QTY </text:span></text:p>
          </draw:text-box>
        </draw:frame>
        <draw:g>
          <draw:custom-shape draw:style-name="gr20" draw:text-style-name="P5" draw:layer="layout" svg:width="4.889cm" svg:height="1.093cm" svg:x="8.076cm" svg:y="10.167cm">
            <text:p/>
            <draw:enhanced-geometry svg:viewBox="0 0 21600 21600" draw:type="rectangle" draw:enhanced-path="M 0 0 L 21600 0 21600 21600 0 21600 0 0 Z N"/>
          </draw:custom-shape>
          <draw:g>
            <draw:frame draw:style-name="gr15" draw:text-style-name="P30" draw:layer="layout" svg:width="3.58cm" svg:height="0.657cm" svg:x="9.383cm" svg:y="10.203cm">
              <draw:text-box>
                <text:p text:style-name="P29"><text:span text:style-name="T11">HDG <text:s text:c="10"/>CRS</text:span></text:p>
              </draw:text-box>
            </draw:frame>
            <draw:frame draw:style-name="gr15" draw:text-style-name="P36" draw:layer="layout" svg:width="3.72cm" svg:height="0.657cm" svg:x="8.097cm" svg:y="10.628cm">
              <draw:text-box>
                <text:p text:style-name="P35"><text:span text:style-name="T11">DATA <text:s text:c="10"/>SEL</text:span></text:p>
              </draw:text-box>
            </draw:frame>
            <draw:frame draw:style-name="gr19" draw:text-style-name="P32" draw:layer="layout" svg:width="3.538cm" svg:height="0.657cm" svg:x="9.422cm" svg:y="10.628cm">
              <draw:text-box>
                <text:p text:style-name="P37"><text:span text:style-name="T11">QTY <text:s text:c="9"/>DIST</text:span></text:p>
              </draw:text-box>
            </draw:frame>
            <draw:frame draw:style-name="gr15" draw:text-style-name="P39" draw:layer="layout" svg:width="3.424cm" svg:height="0.657cm" svg:x="8.097cm" svg:y="10.203cm">
              <draw:text-box>
                <text:p text:style-name="P38"><text:span text:style-name="T15">PG <text:s text:c="15"/>-+</text:span></text:p>
              </draw:text-box>
            </draw:frame>
          </draw:g>
        </draw:g>
        <draw:frame draw:style-name="gr19" draw:text-style-name="P41" draw:layer="layout" svg:width="0.96cm" svg:height="0.454cm" svg:x="9.673cm" svg:y="15.241cm">
          <draw:text-box>
            <text:p text:style-name="P40"><text:span text:style-name="T16"><text:s/></text:span><text:span text:style-name="T16">A/P </text:span></text:p>
          </draw:text-box>
        </draw:frame>
        <draw:frame draw:style-name="gr19" draw:text-style-name="P41" draw:layer="layout" svg:width="1.692cm" svg:height="0.454cm" svg:x="9.367cm" svg:y="16.948cm">
          <draw:text-box>
            <text:p text:style-name="P40"><text:span text:style-name="T16"><text:s/></text:span><text:span text:style-name="T16">ALT HLD </text:span></text:p>
          </draw:text-box>
        </draw:frame>
        <draw:frame draw:style-name="gr19" draw:text-style-name="P41" draw:layer="layout" svg:width="1.637cm" svg:height="0.454cm" svg:x="9.358cm" svg:y="18.643cm">
          <draw:text-box>
            <text:p text:style-name="P40"><text:span text:style-name="T16"><text:s/></text:span><text:span text:style-name="T16">ALT SEL </text:span></text:p>
          </draw:text-box>
        </draw:frame>
        <draw:frame draw:style-name="gr19" draw:text-style-name="P41" draw:layer="layout" svg:width="1.053cm" svg:height="0.454cm" svg:x="9.653cm" svg:y="20.339cm">
          <draw:text-box>
            <text:p text:style-name="P40"><text:span text:style-name="T16"><text:s/></text:span><text:span text:style-name="T16">APP </text:span></text:p>
          </draw:text-box>
        </draw:frame>
        <draw:frame draw:style-name="gr19" draw:text-style-name="P43" draw:layer="layout" svg:width="0.998cm" svg:height="0.497cm" svg:x="7.848cm" svg:y="22.013cm">
          <draw:text-box>
            <text:p text:style-name="P42"><text:span text:style-name="T11"><text:s/></text:span><text:span text:style-name="T11">INS </text:span></text:p>
          </draw:text-box>
        </draw:frame>
        <draw:frame draw:style-name="gr19" draw:text-style-name="P43" draw:layer="layout" svg:width="1.01cm" svg:height="0.497cm" svg:x="4.454cm" svg:y="22.209cm">
          <draw:text-box>
            <text:p text:style-name="P42"><text:span text:style-name="T11"><text:s/></text:span><text:span text:style-name="T11">EFF </text:span></text:p>
          </draw:text-box>
        </draw:frame>
        <draw:g>
          <draw:custom-shape draw:style-name="gr21" draw:text-style-name="P20" draw:layer="layout" svg:width="2.137cm" svg:height="1.079cm" svg:x="5.53cm" svg:y="20.87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5" draw:layer="layout" svg:width="2.166cm" svg:height="0.901cm" svg:x="5.522cm" svg:y="21.085cm">
            <draw:text-box>
              <text:p text:style-name="P44"><text:span text:style-name="T11">MASTER</text:span></text:p>
              <text:p text:style-name="P44"><text:span text:style-name="T11">ARM</text:span></text:p>
            </draw:text-box>
          </draw:frame>
        </draw:g>
        <draw:g>
          <draw:custom-shape draw:style-name="gr22" draw:text-style-name="P20" draw:layer="layout" svg:width="2.223cm" svg:height="1.627cm" svg:x="9.037cm" svg:y="20.8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82cm" svg:height="0.657cm" svg:x="9.027cm" svg:y="21.4cm">
            <draw:text-box>
              <text:p text:style-name="P29"><text:span text:style-name="T11">LST/R</text:span></text:p>
            </draw:text-box>
          </draw:frame>
          <draw:frame draw:style-name="gr15" draw:text-style-name="P36" draw:layer="layout" svg:width="2.251cm" svg:height="0.657cm" svg:x="9.027cm" svg:y="21.895cm">
            <draw:text-box>
              <text:p text:style-name="P35"><text:span text:style-name="T11">GUN RDY</text:span></text:p>
            </draw:text-box>
          </draw:frame>
          <draw:frame draw:style-name="gr15" draw:text-style-name="P34" draw:layer="layout" svg:width="1.4cm" svg:height="0.657cm" svg:x="9.027cm" svg:y="20.901cm">
            <draw:text-box>
              <text:p text:style-name="P33"><text:span text:style-name="T11">CAT I</text:span></text:p>
            </draw:text-box>
          </draw:frame>
        </draw:g>
        <draw:g>
          <draw:custom-shape draw:style-name="gr23" draw:text-style-name="P20" draw:layer="layout" svg:width="1.932cm" svg:height="2.164cm" svg:x="15.93cm" svg:y="10.93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74cm" svg:height="0.657cm" svg:x="16.318cm" svg:y="12.434cm">
            <draw:text-box>
              <text:p text:style-name="P29"><text:span text:style-name="T11">COM2</text:span></text:p>
            </draw:text-box>
          </draw:frame>
          <draw:frame draw:style-name="gr19" draw:text-style-name="P32" draw:layer="layout" svg:width="2.12cm" svg:height="0.657cm" svg:x="15.772cm" svg:y="11.037cm">
            <draw:text-box>
              <text:p text:style-name="P31"><text:span text:style-name="T17">⚫</text:span><text:span text:style-name="T12">V/UHF</text:span></text:p>
            </draw:text-box>
          </draw:frame>
          <draw:frame draw:style-name="gr15" draw:text-style-name="P34" draw:layer="layout" svg:width="1.142cm" svg:height="0.657cm" svg:x="16.75cm" svg:y="11.501cm">
            <draw:text-box>
              <text:p text:style-name="P33"><text:span text:style-name="T11">CRS</text:span></text:p>
            </draw:text-box>
          </draw:frame>
          <draw:frame draw:style-name="gr15" draw:text-style-name="P36" draw:layer="layout" svg:width="1.142cm" svg:height="0.657cm" svg:x="16.75cm" svg:y="11.986cm">
            <draw:text-box>
              <text:p text:style-name="P35"><text:span text:style-name="T11">CRS</text:span></text:p>
            </draw:text-box>
          </draw:frame>
        </draw:g>
        <draw:g>
          <draw:g>
            <draw:custom-shape draw:style-name="gr24" draw:text-style-name="P20" draw:layer="layout" svg:width="1.208cm" svg:height="2.165cm" svg:x="16.779cm" svg:y="13.221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47" draw:layer="layout" svg:width="0.989cm" svg:height="0.701cm" svg:x="16.727cm" svg:y="13.681cm">
              <draw:text-box>
                <text:p text:style-name="P46"><text:span text:style-name="T11">WPT</text:span></text:p>
                <text:p text:style-name="P46"><text:span text:style-name="T18">SEQ</text:span></text:p>
              </draw:text-box>
            </draw:frame>
            <draw:frame draw:style-name="gr15" draw:text-style-name="P50" draw:layer="layout" svg:width="1.307cm" svg:height="0.847cm" svg:x="16.727cm" svg:y="14.584cm">
              <draw:text-box>
                <text:p text:style-name="P48"><text:span text:style-name="T11">STEER</text:span></text:p>
                <text:p text:style-name="P49"><text:span text:style-name="T4">PTR</text:span></text:p>
              </draw:text-box>
            </draw:frame>
            <draw:frame draw:style-name="gr19" draw:text-style-name="P52" draw:layer="layout" svg:width="0.989cm" svg:height="0.497cm" svg:x="16.727cm" svg:y="13.197cm">
              <draw:text-box>
                <text:p text:style-name="P51"><text:span text:style-name="T19">WPT</text:span></text:p>
              </draw:text-box>
            </draw:frame>
            <draw:custom-shape draw:style-name="gr25" draw:text-style-name="P53" draw:layer="layout" svg:width="0.162cm" svg:height="0.126cm" svg:x="17.638cm" svg:y="14.16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53" draw:layer="layout" svg:width="0.162cm" svg:height="0.126cm" svg:x="17.638cm" svg:y="14.426cm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55" draw:layer="layout" svg:width="0.892cm" svg:height="0.497cm" svg:x="16.727cm" svg:y="14.233cm">
            <draw:text-box>
              <text:p text:style-name="P54"><text:span text:style-name="T20">SEQ</text:span></text:p>
            </draw:text-box>
          </draw:frame>
        </draw:g>
        <draw:frame draw:style-name="gr19" draw:text-style-name="P57" draw:layer="layout" svg:width="1.938cm" svg:height="0.412cm" svg:x="14.2cm" svg:y="15.012cm">
          <draw:text-box>
            <text:p text:style-name="P56"><text:span text:style-name="T21"><text:s/></text:span><text:span text:style-name="T22">VAD MODE </text:span></text:p>
          </draw:text-box>
        </draw:frame>
        <draw:frame draw:style-name="gr15" draw:text-style-name="P59" draw:layer="layout" svg:width="2.577cm" svg:height="0.657cm" svg:x="11.819cm" svg:y="21.907cm">
          <draw:text-box>
            <text:p text:style-name="P58"><text:span text:style-name="T11"><text:s/></text:span><text:span text:style-name="T11">CAUTION </text:span></text:p>
          </draw:text-box>
        </draw:frame>
        <draw:g>
          <draw:custom-shape draw:style-name="gr26" draw:text-style-name="P20" draw:layer="layout" svg:width="1.22cm" svg:height="1.077cm" svg:x="11.895cm" svg:y="15.51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926cm" svg:height="0.497cm" svg:x="12.266cm" svg:y="15.808cm">
            <draw:text-box>
              <text:p text:style-name="P60"><text:span text:style-name="T11">TCN</text:span></text:p>
            </draw:text-box>
          </draw:frame>
          <draw:frame draw:style-name="gr15" draw:text-style-name="P50" draw:layer="layout" svg:width="0.926cm" svg:height="0.497cm" svg:x="12.266cm" svg:y="16.133cm">
            <draw:text-box>
              <text:p text:style-name="P48"><text:span text:style-name="T11">TCN</text:span></text:p>
            </draw:text-box>
          </draw:frame>
          <draw:frame draw:style-name="gr15" draw:text-style-name="P55" draw:layer="layout" svg:width="1.366cm" svg:height="0.497cm" svg:x="11.826cm" svg:y="15.477cm">
            <draw:text-box>
              <text:p text:style-name="P54"><text:span text:style-name="T20">NAV M</text:span></text:p>
            </draw:text-box>
          </draw:frame>
        </draw:g>
        <draw:g>
          <draw:custom-shape draw:style-name="gr27" draw:text-style-name="P20" draw:layer="layout" svg:width="1.062cm" svg:height="1.15cm" svg:x="11.887cm" svg:y="17.19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748cm" svg:height="0.497cm" svg:x="12.276cm" svg:y="17.512cm">
            <draw:text-box>
              <text:p text:style-name="P60"><text:span text:style-name="T11">ILS</text:span></text:p>
            </draw:text-box>
          </draw:frame>
          <draw:frame draw:style-name="gr15" draw:text-style-name="P50" draw:layer="layout" svg:width="0.748cm" svg:height="0.497cm" svg:x="12.276cm" svg:y="17.857cm">
            <draw:text-box>
              <text:p text:style-name="P48"><text:span text:style-name="T11">ILS</text:span></text:p>
            </draw:text-box>
          </draw:frame>
          <draw:frame draw:style-name="gr28" draw:text-style-name="P55" draw:layer="layout" svg:width="1.235cm" svg:height="0.497cm" svg:x="11.831cm" svg:y="17.173cm">
            <draw:text-box>
              <text:p text:style-name="P54"><text:span text:style-name="T20">COM1</text:span></text:p>
            </draw:text-box>
          </draw:frame>
        </draw:g>
        <draw:g>
          <draw:custom-shape draw:style-name="gr29" draw:text-style-name="P20" draw:layer="layout" svg:width="1.341cm" svg:height="1.075cm" svg:x="16.673cm" svg:y="15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171cm" svg:height="0.497cm" svg:x="16.896cm" svg:y="16.083cm">
            <draw:text-box>
              <text:p text:style-name="P60"><text:span text:style-name="T11">AUTO</text:span></text:p>
            </draw:text-box>
          </draw:frame>
          <draw:frame draw:style-name="gr15" draw:text-style-name="P50" draw:layer="layout" svg:width="1.447cm" svg:height="0.497cm" svg:x="16.62cm" svg:y="16.415cm">
            <draw:text-box>
              <text:p text:style-name="P48"><text:span text:style-name="T11">ANCHR</text:span></text:p>
            </draw:text-box>
          </draw:frame>
          <draw:frame draw:style-name="gr19" draw:text-style-name="P52" draw:layer="layout" svg:width="0.888cm" svg:height="0.497cm" svg:x="17.179cm" svg:y="15.751cm">
            <draw:text-box>
              <text:p text:style-name="P51"><text:span text:style-name="T19">DEC</text:span></text:p>
            </draw:text-box>
          </draw:frame>
        </draw:g>
        <draw:g>
          <draw:custom-shape draw:style-name="gr30" draw:text-style-name="P20" draw:layer="layout" svg:width="1.23cm" svg:height="1.063cm" svg:x="16.766cm" svg:y="17.48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989cm" svg:height="0.497cm" svg:x="17.092cm" svg:y="17.779cm">
            <draw:text-box>
              <text:p text:style-name="P60"><text:span text:style-name="T11">WPT</text:span></text:p>
            </draw:text-box>
          </draw:frame>
          <draw:frame draw:style-name="gr15" draw:text-style-name="P50" draw:layer="layout" svg:width="1.362cm" svg:height="0.497cm" svg:x="16.719cm" svg:y="18.103cm">
            <draw:text-box>
              <text:p text:style-name="P48"><text:span text:style-name="T11">STRPT</text:span></text:p>
            </draw:text-box>
          </draw:frame>
          <draw:frame draw:style-name="gr19" draw:text-style-name="P52" draw:layer="layout" svg:width="1.032cm" svg:height="0.497cm" svg:x="17.049cm" svg:y="17.447cm">
            <draw:text-box>
              <text:p text:style-name="P51"><text:span text:style-name="T19">VISU</text:span></text:p>
            </draw:text-box>
          </draw:frame>
        </draw:g>
        <draw:g>
          <draw:custom-shape draw:style-name="gr31" draw:text-style-name="P20" draw:layer="layout" svg:width="1.359cm" svg:height="1.425cm" svg:x="16.672cm" svg:y="19.4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476cm" svg:height="0.497cm" svg:x="16.62cm" svg:y="20.423cm">
            <draw:text-box>
              <text:p text:style-name="P60"><text:span text:style-name="T11">WPDSG</text:span></text:p>
            </draw:text-box>
          </draw:frame>
          <draw:frame draw:style-name="gr15" draw:text-style-name="P63" draw:layer="layout" svg:width="1.112cm" svg:height="0.701cm" svg:x="16.984cm" svg:y="19.877cm">
            <draw:text-box>
              <text:p text:style-name="P62"><text:span text:style-name="T11">ALT</text:span></text:p>
              <text:p text:style-name="P62"><text:span text:style-name="T11">ALRT</text:span></text:p>
            </draw:text-box>
          </draw:frame>
          <draw:frame draw:style-name="gr19" draw:text-style-name="P52" draw:layer="layout" svg:width="0.456cm" svg:height="0.497cm" svg:x="17.64cm" svg:y="19.395cm">
            <draw:text-box>
              <text:p text:style-name="P51"><text:span text:style-name="T19">A</text:span></text:p>
            </draw:text-box>
          </draw:frame>
        </draw:g>
        <draw:g>
          <draw:custom-shape draw:style-name="gr32" draw:text-style-name="P20" draw:layer="layout" svg:width="1.103cm" svg:height="1.111cm" svg:x="11.971cm" svg:y="19.39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757cm" svg:height="0.497cm" svg:x="12.359cm" svg:y="19.707cm">
            <draw:text-box>
              <text:p text:style-name="P60"><text:span text:style-name="T11">MK</text:span></text:p>
            </draw:text-box>
          </draw:frame>
          <draw:frame draw:style-name="gr15" draw:text-style-name="P55" draw:layer="layout" svg:width="1.235cm" svg:height="0.497cm" svg:x="11.907cm" svg:y="19.369cm">
            <draw:text-box>
              <text:p text:style-name="P54"><text:span text:style-name="T20">COM2</text:span></text:p>
            </draw:text-box>
          </draw:frame>
          <draw:frame draw:style-name="gr15" draw:text-style-name="P50" draw:layer="layout" svg:width="0.892cm" svg:height="0.497cm" svg:x="12.238cm" svg:y="20.043cm">
            <draw:text-box>
              <text:p text:style-name="P48"><text:span text:style-name="T11">ENT</text:span></text:p>
            </draw:text-box>
          </draw:frame>
        </draw:g>
        <draw:frame draw:style-name="gr15" draw:text-style-name="P65" draw:layer="layout" svg:width="1.251cm" svg:height="0.412cm" svg:x="9.933cm" svg:y="12.719cm">
          <draw:text-box>
            <text:p text:style-name="P64"><text:span text:style-name="T11"><text:s/></text:span><text:span text:style-name="T11">NORM </text:span></text:p>
          </draw:text-box>
        </draw:frame>
        <draw:frame draw:style-name="gr15" draw:text-style-name="P65" draw:layer="layout" svg:width="1.141cm" svg:height="0.412cm" svg:x="11.885cm" svg:y="12.915cm">
          <draw:text-box>
            <text:p text:style-name="P64"><text:span text:style-name="T11"><text:s/></text:span><text:span text:style-name="T11">WING </text:span></text:p>
          </draw:text-box>
        </draw:frame>
        <draw:frame draw:style-name="gr33" draw:text-style-name="P67" draw:layer="layout" svg:width="0.65cm" svg:height="5.457cm" svg:x="13.031cm" svg:y="15.3cm">
          <draw:text-box>
            <text:p text:style-name="P66"><text:span text:style-name="T23"><text:s/></text:span><text:span text:style-name="T23">S </text:span></text:p>
            <text:p text:style-name="P66"><text:span text:style-name="T23"/></text:p>
            <text:p text:style-name="P66"><text:span text:style-name="T23"><text:s/></text:span><text:span text:style-name="T23">T </text:span></text:p>
            <text:p text:style-name="P66"><text:span text:style-name="T23"/></text:p>
            <text:p text:style-name="P66"><text:span text:style-name="T23"><text:s/></text:span><text:span text:style-name="T23">O </text:span></text:p>
            <text:p text:style-name="P66"><text:span text:style-name="T23"/></text:p>
            <text:p text:style-name="P66"><text:span text:style-name="T23"><text:s/></text:span><text:span text:style-name="T23">R </text:span></text:p>
            <text:p text:style-name="P66"><text:span text:style-name="T23"/></text:p>
            <text:p text:style-name="P66"><text:span text:style-name="T23"><text:s/></text:span><text:span text:style-name="T23">E </text:span></text:p>
            <text:p text:style-name="P66"><text:span text:style-name="T23"/></text:p>
            <text:p text:style-name="P66"><text:span text:style-name="T23"><text:s/></text:span><text:span text:style-name="T23">S </text:span></text:p>
          </draw:text-box>
        </draw:frame>
        <draw:frame draw:style-name="gr34" draw:text-style-name="P39" draw:layer="layout" svg:width="0.912cm" svg:height="0.002cm" svg:x="17.637cm" svg:y="12.053cm">
          <draw:text-box>
            <text:p/>
          </draw:text-box>
        </draw:frame>
        <draw:frame draw:style-name="gr19" draw:text-style-name="P43" draw:layer="layout" svg:width="1.434cm" svg:height="0.497cm" svg:x="13.944cm" svg:y="18.648cm">
          <draw:text-box>
            <text:p text:style-name="P42"><text:span text:style-name="T23"><text:s/></text:span><text:span text:style-name="T23">1 <text:s/>2 <text:s/>3 </text:span></text:p>
          </draw:text-box>
        </draw:frame>
        <draw:g>
          <draw:custom-shape draw:style-name="gr35" draw:text-style-name="P5" draw:layer="layout" svg:width="0.8cm" svg:height="2.5cm" svg:x="14.12cm" svg:y="6.8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69" draw:layer="layout" svg:width="0.968cm" svg:height="2.801cm" svg:x="14.042cm" svg:y="6.555cm">
            <draw:text-box>
              <text:p text:style-name="P68"><text:span text:style-name="T24"/></text:p>
              <text:p text:style-name="P68"><text:span text:style-name="T24">DEST</text:span></text:p>
              <text:p text:style-name="P68"><text:span text:style-name="T24">REC</text:span></text:p>
              <text:p text:style-name="P68"><text:span text:style-name="T24">MRC</text:span></text:p>
            </draw:text-box>
          </draw:frame>
          <draw:line draw:style-name="gr37" draw:text-style-name="P70" draw:layer="layout" svg:x1="14.233cm" svg:y1="7.037cm" svg:x2="14.842cm" svg:y2="7.037cm">
            <text:p/>
          </draw:line>
        </draw:g>
        <draw:g>
          <draw:custom-shape draw:style-name="gr35" draw:text-style-name="P5" draw:layer="layout" svg:width="0.8cm" svg:height="2.5cm" svg:x="5.82cm" svg:y="6.8cm">
            <text:p/>
            <draw:enhanced-geometry svg:viewBox="0 0 21600 21600" draw:type="rectangle" draw:enhanced-path="M 0 0 L 21600 0 21600 21600 0 21600 0 0 Z N"/>
          </draw:custom-shape>
          <draw:g>
            <draw:frame draw:style-name="gr38" draw:text-style-name="P4" draw:layer="layout" svg:width="0.8cm" svg:height="2.4cm" svg:x="5.834cm" svg:y="6.787cm">
              <draw:text-box>
                <text:p/>
              </draw:text-box>
            </draw:frame>
            <draw:frame draw:style-name="gr36" draw:text-style-name="P69" draw:layer="layout" svg:width="0.968cm" svg:height="2.801cm" svg:x="5.747cm" svg:y="6.522cm">
              <draw:text-box>
                <text:p text:style-name="P68"><text:span text:style-name="T24"/></text:p>
                <text:p text:style-name="P68"><text:span text:style-name="T24">PREP</text:span></text:p>
                <text:p text:style-name="P68"><text:span text:style-name="T24">BAD</text:span></text:p>
                <text:p text:style-name="P68"><text:span text:style-name="T24">VAL</text:span></text:p>
              </draw:text-box>
            </draw:frame>
          </draw:g>
          <draw:line draw:style-name="gr37" draw:text-style-name="P70" draw:layer="layout" svg:x1="6.52cm" svg:y1="7.037cm" svg:x2="5.911cm" svg:y2="7.037cm">
            <text:p/>
          </draw:line>
        </draw:g>
        <draw:g>
          <draw:custom-shape draw:style-name="gr39" draw:text-style-name="P20" draw:layer="layout" svg:width="1.367cm" svg:height="1.141cm" svg:x="12.112cm" svg:y="13.7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404cm" svg:height="0.497cm" svg:x="12.122cm" svg:y="14.443cm">
            <draw:text-box>
              <text:p text:style-name="P60"><text:span text:style-name="T11">RANGE</text:span></text:p>
            </draw:text-box>
          </draw:frame>
          <draw:frame draw:style-name="gr15" draw:text-style-name="P55" draw:layer="layout" svg:width="0.875cm" svg:height="0.497cm" svg:x="12.651cm" svg:y="14.081cm">
            <draw:text-box>
              <text:p text:style-name="P54"><text:span text:style-name="T20">RET</text:span></text:p>
            </draw:text-box>
          </draw:frame>
          <draw:frame draw:style-name="gr19" draw:text-style-name="P52" draw:layer="layout" svg:width="1.375cm" svg:height="0.497cm" svg:x="12.151cm" svg:y="13.744cm">
            <draw:text-box>
              <text:p text:style-name="P51"><text:span text:style-name="T19">VAD -+</text:span></text:p>
            </draw:text-box>
          </draw:frame>
          <draw:line draw:style-name="gr40" draw:text-style-name="P70" draw:layer="layout" svg:x1="12.58cm" svg:y1="14.479cm" svg:x2="12.58cm" svg:y2="14.178cm">
            <text:p/>
          </draw:line>
          <draw:line draw:style-name="gr40" draw:text-style-name="P70" draw:layer="layout" svg:x1="12.32cm" svg:y1="14.178cm" svg:x2="12.32cm" svg:y2="14.479cm">
            <text:p/>
          </draw:line>
        </draw:g>
        <draw:frame draw:style-name="gr19" draw:text-style-name="P43" draw:layer="layout" svg:width="2.285cm" svg:height="0.497cm" svg:x="14.161cm" svg:y="13.286cm">
          <draw:text-box>
            <text:p text:style-name="P42"><text:span text:style-name="T21"><text:s/></text:span><text:span text:style-name="T23">VAD MODE </text:span></text:p>
          </draw:text-box>
        </draw:frame>
      </draw:page>
      <draw:page draw:name="page2" draw:style-name="dp1" draw:master-page-name="Default">
        <draw:frame draw:style-name="gr2" draw:text-style-name="P1" draw:layer="layout" svg:width="1.01cm" svg:height="1cm" svg:x="10.425cm" svg:y="5.027cm">
          <draw:image xlink:href="Pictures/100000000000008A00000089E25A917BA8E2BC66.png" xlink:type="simple" xlink:show="embed" xlink:actuate="onLoad" draw:mime-type="image/png">
            <text:p/>
          </draw:image>
        </draw:frame>
        <draw:frame draw:style-name="gr2" draw:text-style-name="P1" draw:layer="layout" svg:width="1.02cm" svg:height="1cm" svg:x="12.647cm" svg:y="5.027cm">
          <draw:image xlink:href="Pictures/100000000000008C0000008926624CFA9E756DD2.png" xlink:type="simple" xlink:show="embed" xlink:actuate="onLoad" draw:mime-type="image/png">
            <text:p/>
          </draw:image>
        </draw:frame>
        <draw:frame draw:style-name="gr3" draw:text-style-name="P2" draw:layer="layout" svg:width="1.925cm" svg:height="0.585cm" svg:x="15.903cm" svg:y="3.031cm">
          <draw:text-box>
            <text:p><text:span text:style-name="T1"><text:s/></text:span><text:span text:style-name="T1">RESET </text:span></text:p>
          </draw:text-box>
        </draw:frame>
        <draw:frame draw:style-name="gr4" draw:text-style-name="P3" draw:layer="layout" svg:width="1.587cm" svg:height="4.513cm" svg:x="2.995cm" svg:y="5.762cm">
          <draw:text-box>
            <text:p/>
          </draw:text-box>
        </draw:frame>
        <draw:frame draw:style-name="gr41" draw:text-style-name="P4" draw:layer="layout" svg:width="0.8cm" svg:height="2.4cm" svg:x="14.129cm" svg:y="6.82cm">
          <draw:text-box>
            <text:p/>
          </draw:text-box>
        </draw:frame>
        <draw:g>
          <draw:custom-shape draw:style-name="gr6" draw:text-style-name="P5" draw:layer="layout" svg:width="1.59cm" svg:height="4.51cm" svg:x="2.98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7" draw:layer="layout" svg:width="0.549cm" svg:height="2.415cm" svg:x="4.016cm" svg:y="7.547cm">
            <draw:text-box>
              <text:p text:style-name="P6"><text:span text:style-name="T2">A</text:span></text:p>
              <text:p text:style-name="P6"><text:span text:style-name="T2">B</text:span></text:p>
            </draw:text-box>
          </draw:frame>
          <draw:frame draw:style-name="gr8" draw:text-style-name="P8" draw:layer="layout" svg:width="1.036cm" svg:height="2.415cm" svg:x="2.933cm" svg:y="6.804cm">
            <draw:text-box>
              <text:p text:style-name="P6"><text:span text:style-name="T3">OP4</text:span></text:p>
              <text:p text:style-name="P6"><text:span text:style-name="T3">OP5</text:span></text:p>
            </draw:text-box>
          </draw:frame>
          <draw:line draw:style-name="gr9" draw:text-style-name="P1" draw:layer="layout" svg:x1="3.644cm" svg:y1="7.251cm" svg:x2="3.644cm" svg:y2="6.616cm">
            <text:p/>
          </draw:line>
          <draw:line draw:style-name="gr10" draw:text-style-name="P1" draw:layer="layout" svg:x1="3.644cm" svg:y1="8.919cm" svg:x2="3.644cm" svg:y2="9.554cm">
            <text:p/>
          </draw:line>
          <draw:frame draw:style-name="gr11" draw:text-style-name="P9" draw:layer="layout" svg:width="1.684cm" svg:height="0.497cm" svg:x="2.905cm" svg:y="5.783cm">
            <draw:text-box>
              <text:p><text:span text:style-name="T4">CDU LSK</text:span></text:p>
            </draw:text-box>
          </draw:frame>
          <draw:frame draw:style-name="gr12" draw:text-style-name="P11" draw:layer="layout" svg:width="1.315cm" svg:height="0.497cm" svg:x="2.94cm" svg:y="8.81cm">
            <draw:text-box>
              <text:p text:style-name="P10"><text:span text:style-name="T5">IFEI</text:span></text:p>
            </draw:text-box>
          </draw:frame>
          <draw:frame draw:style-name="gr13" draw:text-style-name="P12" draw:layer="layout" svg:width="0.879cm" svg:height="0.497cm" svg:x="3.705cm" svg:y="6.24cm">
            <draw:text-box>
              <text:p><text:span text:style-name="T6">FCR</text:span></text:p>
            </draw:text-box>
          </draw:frame>
          <draw:custom-shape draw:style-name="gr14" draw:text-style-name="P13" draw:layer="layout" svg:width="0.407cm" svg:height="0.317cm" svg:x="4.052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3" draw:layer="layout" svg:width="0.407cm" svg:height="0.317cm" svg:x="4.052cm" svg:y="7.5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1" draw:layer="layout" svg:width="1.315cm" svg:height="0.497cm" svg:x="2.94cm" svg:y="6.88cm">
            <draw:text-box>
              <text:p text:style-name="P10"><text:span text:style-name="T5">IFEI</text:span></text:p>
            </draw:text-box>
          </draw:frame>
        </draw:g>
        <draw:g>
          <draw:custom-shape draw:style-name="gr6" draw:text-style-name="P5" draw:layer="layout" svg:width="1.59cm" svg:height="4.51cm" svg:x="16.496cm" svg:y="5.76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15" draw:layer="layout" svg:width="0.968cm" svg:height="2.415cm" svg:x="16.414cm" svg:y="7.535cm">
            <draw:text-box>
              <text:p text:style-name="P14"><text:span text:style-name="T2">CEN</text:span></text:p>
              <text:p text:style-name="P14"><text:span text:style-name="T2">CPL</text:span></text:p>
            </draw:text-box>
          </draw:frame>
          <draw:frame draw:style-name="gr8" draw:text-style-name="P17" draw:layer="layout" svg:width="1.036cm" svg:height="3.001cm" svg:x="17.193cm" svg:y="6.495cm">
            <draw:text-box>
              <text:p text:style-name="P16"><text:span text:style-name="T3">OP1</text:span></text:p>
              <text:p text:style-name="P16"><text:span text:style-name="T3">OP2</text:span></text:p>
              <text:p text:style-name="P16"><text:span text:style-name="T3">OP3</text:span></text:p>
              <text:p text:style-name="P16"><text:span text:style-name="T3">IFEI</text:span></text:p>
            </draw:text-box>
          </draw:frame>
          <draw:frame draw:style-name="gr11" draw:text-style-name="P9" draw:layer="layout" svg:width="1.684cm" svg:height="0.497cm" svg:x="16.415cm" svg:y="5.783cm">
            <draw:text-box>
              <text:p><text:span text:style-name="T4">CDU LSK</text:span></text:p>
            </draw:text-box>
          </draw:frame>
          <draw:frame draw:style-name="gr13" draw:text-style-name="P12" draw:layer="layout" svg:width="0.926cm" svg:height="0.497cm" svg:x="16.435cm" svg:y="6.24cm">
            <draw:text-box>
              <text:p><text:span text:style-name="T6">HSD</text:span></text:p>
            </draw:text-box>
          </draw:frame>
          <draw:custom-shape draw:style-name="gr14" draw:text-style-name="P13" draw:layer="layout" svg:width="0.407cm" svg:height="0.317cm" svg:x="16.614cm" svg:y="6.80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4" draw:text-style-name="P13" draw:layer="layout" svg:width="0.407cm" svg:height="0.317cm" svg:x="16.614cm" svg:y="7.56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5" draw:text-style-name="P19" draw:layer="layout" svg:width="1.307cm" svg:height="0.534cm" svg:x="16.839cm" svg:y="9.356cm">
            <draw:text-box>
              <text:p text:style-name="P18"><text:span text:style-name="T7">MODE</text:span></text:p>
            </draw:text-box>
          </draw:frame>
        </draw:g>
        <draw:g>
          <draw:custom-shape draw:style-name="gr16" draw:text-style-name="P20" draw:layer="layout" svg:width="3.905cm" svg:height="1.434cm" svg:x="3.853cm" svg:y="3.041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22" draw:layer="layout" svg:width="1.595cm" svg:height="0.872cm" svg:x="3.845cm" svg:y="3.672cm">
            <draw:text-box>
              <text:p text:style-name="P21"><text:span text:style-name="T8">A-10</text:span></text:p>
            </draw:text-box>
          </draw:frame>
          <draw:frame draw:style-name="gr15" draw:text-style-name="P24" draw:layer="layout" svg:width="2.166cm" svg:height="0.831cm" svg:x="5.586cm" svg:y="3.672cm">
            <draw:text-box>
              <text:p text:style-name="P23"><text:span text:style-name="T9">F/A-18</text:span></text:p>
            </draw:text-box>
          </draw:frame>
          <draw:frame draw:style-name="gr15" draw:text-style-name="P26" draw:layer="layout" svg:width="1.51cm" svg:height="0.831cm" svg:x="3.845cm" svg:y="3.004cm">
            <draw:text-box>
              <text:p text:style-name="P25"><text:span text:style-name="T10">F-16</text:span></text:p>
            </draw:text-box>
          </draw:frame>
          <draw:frame draw:style-name="gr15" draw:text-style-name="P28" draw:layer="layout" svg:width="2.162cm" svg:height="0.831cm" svg:x="5.59cm" svg:y="3.004cm">
            <draw:text-box>
              <text:p text:style-name="P27"><text:span text:style-name="T10">M2000</text:span></text:p>
            </draw:text-box>
          </draw:frame>
        </draw:g>
        <draw:g>
          <draw:custom-shape draw:style-name="gr18" draw:text-style-name="P20" draw:layer="layout" svg:width="1.54cm" svg:height="2.164cm" svg:x="3.222cm" svg:y="11.03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74cm" svg:height="0.657cm" svg:x="3.222cm" svg:y="12.487cm">
            <draw:text-box>
              <text:p text:style-name="P29"><text:span text:style-name="T11">COM1</text:span></text:p>
            </draw:text-box>
          </draw:frame>
          <draw:frame draw:style-name="gr19" draw:text-style-name="P32" draw:layer="layout" svg:width="1.608cm" svg:height="0.657cm" svg:x="3.222cm" svg:y="11.026cm">
            <draw:text-box>
              <text:p text:style-name="P31"><text:span text:style-name="T12">UHF</text:span><text:span text:style-name="T13">⚫</text:span></text:p>
            </draw:text-box>
          </draw:frame>
          <draw:frame draw:style-name="gr15" draw:text-style-name="P34" draw:layer="layout" svg:width="1.197cm" svg:height="0.657cm" svg:x="3.222cm" svg:y="11.508cm">
            <draw:text-box>
              <text:p text:style-name="P33"><text:span text:style-name="T11">HDG</text:span></text:p>
            </draw:text-box>
          </draw:frame>
          <draw:frame draw:style-name="gr15" draw:text-style-name="P36" draw:layer="layout" svg:width="1.197cm" svg:height="0.657cm" svg:x="3.222cm" svg:y="12.002cm">
            <draw:text-box>
              <text:p text:style-name="P35"><text:span text:style-name="T11">HDG</text:span></text:p>
            </draw:text-box>
          </draw:frame>
        </draw:g>
        <draw:frame draw:style-name="gr15" draw:text-style-name="P34" draw:layer="layout" svg:width="2.674cm" svg:height="0.657cm" svg:x="6.825cm" svg:y="13.301cm">
          <draw:text-box>
            <text:p text:style-name="P33"><text:span text:style-name="T14"><text:s/></text:span><text:span text:style-name="T14">FUEL QTY </text:span></text:p>
          </draw:text-box>
        </draw:frame>
        <draw:g>
          <draw:custom-shape draw:style-name="gr20" draw:text-style-name="P5" draw:layer="layout" svg:width="4.889cm" svg:height="1.093cm" svg:x="8.076cm" svg:y="10.167cm">
            <text:p/>
            <draw:enhanced-geometry svg:viewBox="0 0 21600 21600" draw:type="rectangle" draw:enhanced-path="M 0 0 L 21600 0 21600 21600 0 21600 0 0 Z N"/>
          </draw:custom-shape>
          <draw:g>
            <draw:frame draw:style-name="gr15" draw:text-style-name="P30" draw:layer="layout" svg:width="3.58cm" svg:height="0.657cm" svg:x="9.383cm" svg:y="10.203cm">
              <draw:text-box>
                <text:p text:style-name="P29"><text:span text:style-name="T11">HDG <text:s text:c="10"/>CRS</text:span></text:p>
              </draw:text-box>
            </draw:frame>
            <draw:frame draw:style-name="gr15" draw:text-style-name="P36" draw:layer="layout" svg:width="3.72cm" svg:height="0.657cm" svg:x="8.097cm" svg:y="10.628cm">
              <draw:text-box>
                <text:p text:style-name="P35"><text:span text:style-name="T11">DATA <text:s text:c="10"/>SEL</text:span></text:p>
              </draw:text-box>
            </draw:frame>
            <draw:frame draw:style-name="gr19" draw:text-style-name="P32" draw:layer="layout" svg:width="3.538cm" svg:height="0.657cm" svg:x="9.422cm" svg:y="10.628cm">
              <draw:text-box>
                <text:p text:style-name="P37"><text:span text:style-name="T11">QTY <text:s text:c="9"/>DIST</text:span></text:p>
              </draw:text-box>
            </draw:frame>
            <draw:frame draw:style-name="gr15" draw:text-style-name="P39" draw:layer="layout" svg:width="3.424cm" svg:height="0.657cm" svg:x="8.097cm" svg:y="10.203cm">
              <draw:text-box>
                <text:p text:style-name="P38"><text:span text:style-name="T15">PG <text:s text:c="15"/>-+</text:span></text:p>
              </draw:text-box>
            </draw:frame>
          </draw:g>
        </draw:g>
        <draw:frame draw:style-name="gr19" draw:text-style-name="P41" draw:layer="layout" svg:width="5.181cm" svg:height="0.454cm" svg:x="5.973cm" svg:y="15.241cm">
          <draw:text-box>
            <text:p text:style-name="P71"><text:span text:style-name="T25"><text:s/></text:span><text:span text:style-name="T25">A/P <text:s text:c="2"/></text:span><text:span text:style-name="T26"><text:s/>ALT HLD <text:s text:c="3"/>ALT SEL <text:s text:c="2"/>APP </text:span></text:p>
          </draw:text-box>
        </draw:frame>
        <draw:frame draw:style-name="gr19" draw:text-style-name="P43" draw:layer="layout" svg:width="1.903cm" svg:height="0.497cm" svg:x="4.454cm" svg:y="22.209cm">
          <draw:text-box>
            <text:p text:style-name="P42"><text:span text:style-name="T11"><text:s/></text:span><text:span text:style-name="T11">EFF <text:s text:c="2"/>INS </text:span></text:p>
          </draw:text-box>
        </draw:frame>
        <draw:g>
          <draw:custom-shape draw:style-name="gr21" draw:text-style-name="P20" draw:layer="layout" svg:width="2.137cm" svg:height="1.079cm" svg:x="5.53cm" svg:y="19.67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45" draw:layer="layout" svg:width="2.166cm" svg:height="0.901cm" svg:x="5.522cm" svg:y="19.885cm">
            <draw:text-box>
              <text:p text:style-name="P44"><text:span text:style-name="T11">MASTER</text:span></text:p>
              <text:p text:style-name="P44"><text:span text:style-name="T11">ARM</text:span></text:p>
            </draw:text-box>
          </draw:frame>
        </draw:g>
        <draw:g>
          <draw:custom-shape draw:style-name="gr22" draw:text-style-name="P20" draw:layer="layout" svg:width="2.223cm" svg:height="1.627cm" svg:x="9.037cm" svg:y="20.8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82cm" svg:height="0.657cm" svg:x="9.027cm" svg:y="21.4cm">
            <draw:text-box>
              <text:p text:style-name="P29"><text:span text:style-name="T11">LST/R</text:span></text:p>
            </draw:text-box>
          </draw:frame>
          <draw:frame draw:style-name="gr15" draw:text-style-name="P36" draw:layer="layout" svg:width="2.251cm" svg:height="0.657cm" svg:x="9.027cm" svg:y="21.895cm">
            <draw:text-box>
              <text:p text:style-name="P35"><text:span text:style-name="T11">GUN RDY</text:span></text:p>
            </draw:text-box>
          </draw:frame>
          <draw:frame draw:style-name="gr15" draw:text-style-name="P34" draw:layer="layout" svg:width="1.4cm" svg:height="0.657cm" svg:x="9.027cm" svg:y="20.901cm">
            <draw:text-box>
              <text:p text:style-name="P33"><text:span text:style-name="T11">CAT I</text:span></text:p>
            </draw:text-box>
          </draw:frame>
        </draw:g>
        <draw:g>
          <draw:custom-shape draw:style-name="gr23" draw:text-style-name="P20" draw:layer="layout" svg:width="1.932cm" svg:height="2.164cm" svg:x="14.53cm" svg:y="10.737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0" draw:layer="layout" svg:width="1.574cm" svg:height="0.657cm" svg:x="14.918cm" svg:y="12.234cm">
            <draw:text-box>
              <text:p text:style-name="P29"><text:span text:style-name="T11">COM2</text:span></text:p>
            </draw:text-box>
          </draw:frame>
          <draw:frame draw:style-name="gr19" draw:text-style-name="P32" draw:layer="layout" svg:width="2.12cm" svg:height="0.657cm" svg:x="14.372cm" svg:y="10.837cm">
            <draw:text-box>
              <text:p text:style-name="P31"><text:span text:style-name="T17">⚫</text:span><text:span text:style-name="T12">V/UHF</text:span></text:p>
            </draw:text-box>
          </draw:frame>
          <draw:frame draw:style-name="gr15" draw:text-style-name="P34" draw:layer="layout" svg:width="1.142cm" svg:height="0.657cm" svg:x="15.35cm" svg:y="11.301cm">
            <draw:text-box>
              <text:p text:style-name="P33"><text:span text:style-name="T11">CRS</text:span></text:p>
            </draw:text-box>
          </draw:frame>
          <draw:frame draw:style-name="gr15" draw:text-style-name="P36" draw:layer="layout" svg:width="1.142cm" svg:height="0.657cm" svg:x="15.35cm" svg:y="11.786cm">
            <draw:text-box>
              <text:p text:style-name="P35"><text:span text:style-name="T11">CRS</text:span></text:p>
            </draw:text-box>
          </draw:frame>
        </draw:g>
        <draw:g>
          <draw:g>
            <draw:custom-shape draw:style-name="gr24" draw:text-style-name="P20" draw:layer="layout" svg:width="1.208cm" svg:height="2.165cm" svg:x="17.779cm" svg:y="13.221cm">
              <text:p/>
              <draw:enhanced-geometry svg:viewBox="0 0 21600 21600" draw:type="rectangle" draw:enhanced-path="M 0 0 L 21600 0 21600 21600 0 21600 0 0 Z N"/>
            </draw:custom-shape>
            <draw:frame draw:style-name="gr15" draw:text-style-name="P47" draw:layer="layout" svg:width="0.989cm" svg:height="0.701cm" svg:x="17.727cm" svg:y="13.681cm">
              <draw:text-box>
                <text:p text:style-name="P46"><text:span text:style-name="T11">WPT</text:span></text:p>
                <text:p text:style-name="P46"><text:span text:style-name="T18">SEQ</text:span></text:p>
              </draw:text-box>
            </draw:frame>
            <draw:frame draw:style-name="gr15" draw:text-style-name="P50" draw:layer="layout" svg:width="1.307cm" svg:height="0.847cm" svg:x="17.727cm" svg:y="14.584cm">
              <draw:text-box>
                <text:p text:style-name="P48"><text:span text:style-name="T11">STEER</text:span></text:p>
                <text:p text:style-name="P49"><text:span text:style-name="T4">PTR</text:span></text:p>
              </draw:text-box>
            </draw:frame>
            <draw:frame draw:style-name="gr19" draw:text-style-name="P52" draw:layer="layout" svg:width="0.989cm" svg:height="0.497cm" svg:x="17.727cm" svg:y="13.197cm">
              <draw:text-box>
                <text:p text:style-name="P51"><text:span text:style-name="T19">WPT</text:span></text:p>
              </draw:text-box>
            </draw:frame>
            <draw:custom-shape draw:style-name="gr25" draw:text-style-name="P53" draw:layer="layout" svg:width="0.162cm" svg:height="0.126cm" svg:x="18.638cm" svg:y="14.163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5" draw:text-style-name="P53" draw:layer="layout" svg:width="0.162cm" svg:height="0.126cm" svg:x="18.638cm" svg:y="14.426cm">
              <text:p/>
  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15" draw:text-style-name="P55" draw:layer="layout" svg:width="0.892cm" svg:height="0.497cm" svg:x="17.727cm" svg:y="14.233cm">
            <draw:text-box>
              <text:p text:style-name="P54"><text:span text:style-name="T20">SEQ</text:span></text:p>
            </draw:text-box>
          </draw:frame>
        </draw:g>
        <draw:frame draw:style-name="gr19" draw:text-style-name="P57" draw:layer="layout" svg:width="1.938cm" svg:height="0.412cm" svg:x="14.2cm" svg:y="15.012cm">
          <draw:text-box>
            <text:p text:style-name="P56"><text:span text:style-name="T21"><text:s/></text:span><text:span text:style-name="T22">VAD MODE </text:span></text:p>
          </draw:text-box>
        </draw:frame>
        <draw:frame draw:style-name="gr15" draw:text-style-name="P59" draw:layer="layout" svg:width="2.577cm" svg:height="0.657cm" svg:x="13.919cm" svg:y="21.907cm">
          <draw:text-box>
            <text:p text:style-name="P58"><text:span text:style-name="T11"><text:s/></text:span><text:span text:style-name="T11">CAUTION </text:span></text:p>
          </draw:text-box>
        </draw:frame>
        <draw:g>
          <draw:custom-shape draw:style-name="gr26" draw:text-style-name="P20" draw:layer="layout" svg:width="1.22cm" svg:height="1.077cm" svg:x="11.895cm" svg:y="15.515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926cm" svg:height="0.497cm" svg:x="12.266cm" svg:y="15.808cm">
            <draw:text-box>
              <text:p text:style-name="P60"><text:span text:style-name="T11">TCN</text:span></text:p>
            </draw:text-box>
          </draw:frame>
          <draw:frame draw:style-name="gr15" draw:text-style-name="P50" draw:layer="layout" svg:width="0.926cm" svg:height="0.497cm" svg:x="12.266cm" svg:y="16.133cm">
            <draw:text-box>
              <text:p text:style-name="P48"><text:span text:style-name="T11">TCN</text:span></text:p>
            </draw:text-box>
          </draw:frame>
          <draw:frame draw:style-name="gr15" draw:text-style-name="P55" draw:layer="layout" svg:width="1.366cm" svg:height="0.497cm" svg:x="11.826cm" svg:y="15.477cm">
            <draw:text-box>
              <text:p text:style-name="P54"><text:span text:style-name="T20">NAV M</text:span></text:p>
            </draw:text-box>
          </draw:frame>
        </draw:g>
        <draw:g>
          <draw:custom-shape draw:style-name="gr27" draw:text-style-name="P20" draw:layer="layout" svg:width="1.062cm" svg:height="1.15cm" svg:x="9.486cm" svg:y="17.21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748cm" svg:height="0.497cm" svg:x="9.875cm" svg:y="17.531cm">
            <draw:text-box>
              <text:p text:style-name="P60"><text:span text:style-name="T11">ILS</text:span></text:p>
            </draw:text-box>
          </draw:frame>
          <draw:frame draw:style-name="gr15" draw:text-style-name="P50" draw:layer="layout" svg:width="0.748cm" svg:height="0.497cm" svg:x="9.875cm" svg:y="17.876cm">
            <draw:text-box>
              <text:p text:style-name="P48"><text:span text:style-name="T11">ILS</text:span></text:p>
            </draw:text-box>
          </draw:frame>
          <draw:frame draw:style-name="gr28" draw:text-style-name="P55" draw:layer="layout" svg:width="1.235cm" svg:height="0.497cm" svg:x="9.43cm" svg:y="17.192cm">
            <draw:text-box>
              <text:p text:style-name="P54"><text:span text:style-name="T20">COM1</text:span></text:p>
            </draw:text-box>
          </draw:frame>
        </draw:g>
        <draw:g>
          <draw:custom-shape draw:style-name="gr29" draw:text-style-name="P20" draw:layer="layout" svg:width="1.341cm" svg:height="1.075cm" svg:x="16.673cm" svg:y="15.8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171cm" svg:height="0.497cm" svg:x="16.896cm" svg:y="16.083cm">
            <draw:text-box>
              <text:p text:style-name="P60"><text:span text:style-name="T11">AUTO</text:span></text:p>
            </draw:text-box>
          </draw:frame>
          <draw:frame draw:style-name="gr15" draw:text-style-name="P50" draw:layer="layout" svg:width="1.447cm" svg:height="0.497cm" svg:x="16.62cm" svg:y="16.415cm">
            <draw:text-box>
              <text:p text:style-name="P48"><text:span text:style-name="T11">ANCHR</text:span></text:p>
            </draw:text-box>
          </draw:frame>
          <draw:frame draw:style-name="gr19" draw:text-style-name="P52" draw:layer="layout" svg:width="0.888cm" svg:height="0.497cm" svg:x="17.179cm" svg:y="15.751cm">
            <draw:text-box>
              <text:p text:style-name="P51"><text:span text:style-name="T19">DEC</text:span></text:p>
            </draw:text-box>
          </draw:frame>
        </draw:g>
        <draw:g>
          <draw:custom-shape draw:style-name="gr30" draw:text-style-name="P20" draw:layer="layout" svg:width="1.23cm" svg:height="1.063cm" svg:x="17.366cm" svg:y="17.48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989cm" svg:height="0.497cm" svg:x="17.692cm" svg:y="17.779cm">
            <draw:text-box>
              <text:p text:style-name="P60"><text:span text:style-name="T11">WPT</text:span></text:p>
            </draw:text-box>
          </draw:frame>
          <draw:frame draw:style-name="gr15" draw:text-style-name="P50" draw:layer="layout" svg:width="1.362cm" svg:height="0.497cm" svg:x="17.319cm" svg:y="18.103cm">
            <draw:text-box>
              <text:p text:style-name="P48"><text:span text:style-name="T11">STRPT</text:span></text:p>
            </draw:text-box>
          </draw:frame>
          <draw:frame draw:style-name="gr19" draw:text-style-name="P52" draw:layer="layout" svg:width="1.032cm" svg:height="0.497cm" svg:x="17.649cm" svg:y="17.447cm">
            <draw:text-box>
              <text:p text:style-name="P51"><text:span text:style-name="T19">VISU</text:span></text:p>
            </draw:text-box>
          </draw:frame>
        </draw:g>
        <draw:g>
          <draw:custom-shape draw:style-name="gr31" draw:text-style-name="P20" draw:layer="layout" svg:width="1.359cm" svg:height="1.425cm" svg:x="16.672cm" svg:y="19.4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476cm" svg:height="0.497cm" svg:x="16.62cm" svg:y="20.423cm">
            <draw:text-box>
              <text:p text:style-name="P60"><text:span text:style-name="T11">WPDSG</text:span></text:p>
            </draw:text-box>
          </draw:frame>
          <draw:frame draw:style-name="gr15" draw:text-style-name="P63" draw:layer="layout" svg:width="1.112cm" svg:height="0.701cm" svg:x="16.984cm" svg:y="19.877cm">
            <draw:text-box>
              <text:p text:style-name="P62"><text:span text:style-name="T11">ALT</text:span></text:p>
              <text:p text:style-name="P62"><text:span text:style-name="T11">ALRT</text:span></text:p>
            </draw:text-box>
          </draw:frame>
          <draw:frame draw:style-name="gr19" draw:text-style-name="P52" draw:layer="layout" svg:width="0.456cm" svg:height="0.497cm" svg:x="17.64cm" svg:y="19.395cm">
            <draw:text-box>
              <text:p text:style-name="P51"><text:span text:style-name="T19">A</text:span></text:p>
            </draw:text-box>
          </draw:frame>
        </draw:g>
        <draw:g>
          <draw:custom-shape draw:style-name="gr32" draw:text-style-name="P20" draw:layer="layout" svg:width="1.103cm" svg:height="1.111cm" svg:x="11.971cm" svg:y="19.396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0.757cm" svg:height="0.497cm" svg:x="12.359cm" svg:y="19.707cm">
            <draw:text-box>
              <text:p text:style-name="P60"><text:span text:style-name="T11">MK</text:span></text:p>
            </draw:text-box>
          </draw:frame>
          <draw:frame draw:style-name="gr15" draw:text-style-name="P55" draw:layer="layout" svg:width="1.235cm" svg:height="0.497cm" svg:x="11.907cm" svg:y="19.369cm">
            <draw:text-box>
              <text:p text:style-name="P54"><text:span text:style-name="T20">COM2</text:span></text:p>
            </draw:text-box>
          </draw:frame>
          <draw:frame draw:style-name="gr15" draw:text-style-name="P50" draw:layer="layout" svg:width="0.892cm" svg:height="0.497cm" svg:x="12.238cm" svg:y="20.043cm">
            <draw:text-box>
              <text:p text:style-name="P48"><text:span text:style-name="T11">ENT</text:span></text:p>
            </draw:text-box>
          </draw:frame>
        </draw:g>
        <draw:frame draw:style-name="gr15" draw:text-style-name="P65" draw:layer="layout" svg:width="2.272cm" svg:height="0.412cm" svg:x="9.933cm" svg:y="12.419cm">
          <draw:text-box>
            <text:p text:style-name="P64"><text:span text:style-name="T11"><text:s/></text:span><text:span text:style-name="T11">NORM <text:s text:c="2"/>WING </text:span></text:p>
          </draw:text-box>
        </draw:frame>
        <draw:frame draw:style-name="gr33" draw:text-style-name="P67" draw:layer="layout" svg:width="2.725cm" svg:height="2.977cm" svg:x="13.231cm" svg:y="16.24cm">
          <draw:text-box>
            <text:p text:style-name="P66"><text:span text:style-name="T23"><text:s/></text:span><text:span text:style-name="T23">S <text:s/>T <text:s/>O <text:s/>R <text:s/>E <text:s/>S </text:span></text:p>
          </draw:text-box>
        </draw:frame>
        <draw:frame draw:style-name="gr42" draw:text-style-name="P39" draw:layer="layout" svg:width="0.912cm" svg:height="0.002cm" svg:x="17.637cm" svg:y="12.053cm">
          <draw:text-box>
            <text:p/>
          </draw:text-box>
        </draw:frame>
        <draw:frame draw:style-name="gr19" draw:text-style-name="P43" draw:layer="layout" svg:width="1.434cm" svg:height="0.497cm" svg:x="13.944cm" svg:y="18.648cm">
          <draw:text-box>
            <text:p text:style-name="P42"><text:span text:style-name="T23"><text:s/></text:span><text:span text:style-name="T23">1 <text:s/>2 <text:s/>3 </text:span></text:p>
          </draw:text-box>
        </draw:frame>
        <draw:g>
          <draw:custom-shape draw:style-name="gr35" draw:text-style-name="P5" draw:layer="layout" svg:width="0.8cm" svg:height="2.5cm" svg:x="14.12cm" svg:y="6.83cm">
            <text:p/>
            <draw:enhanced-geometry svg:viewBox="0 0 21600 21600" draw:type="rectangle" draw:enhanced-path="M 0 0 L 21600 0 21600 21600 0 21600 0 0 Z N"/>
          </draw:custom-shape>
          <draw:frame draw:style-name="gr36" draw:text-style-name="P69" draw:layer="layout" svg:width="0.968cm" svg:height="2.801cm" svg:x="14.042cm" svg:y="6.555cm">
            <draw:text-box>
              <text:p text:style-name="P68"><text:span text:style-name="T24"/></text:p>
              <text:p text:style-name="P68"><text:span text:style-name="T24">DEST</text:span></text:p>
              <text:p text:style-name="P68"><text:span text:style-name="T24">REC</text:span></text:p>
              <text:p text:style-name="P68"><text:span text:style-name="T24">MRC</text:span></text:p>
            </draw:text-box>
          </draw:frame>
          <draw:line draw:style-name="gr37" draw:text-style-name="P70" draw:layer="layout" svg:x1="14.233cm" svg:y1="7.037cm" svg:x2="14.842cm" svg:y2="7.037cm">
            <text:p/>
          </draw:line>
        </draw:g>
        <draw:g>
          <draw:custom-shape draw:style-name="gr35" draw:text-style-name="P5" draw:layer="layout" svg:width="0.8cm" svg:height="2.5cm" svg:x="5.82cm" svg:y="6.8cm">
            <text:p/>
            <draw:enhanced-geometry svg:viewBox="0 0 21600 21600" draw:type="rectangle" draw:enhanced-path="M 0 0 L 21600 0 21600 21600 0 21600 0 0 Z N"/>
          </draw:custom-shape>
          <draw:g>
            <draw:frame draw:style-name="gr43" draw:text-style-name="P4" draw:layer="layout" svg:width="0.8cm" svg:height="2.4cm" svg:x="5.834cm" svg:y="6.787cm">
              <draw:text-box>
                <text:p/>
              </draw:text-box>
            </draw:frame>
            <draw:frame draw:style-name="gr36" draw:text-style-name="P69" draw:layer="layout" svg:width="0.968cm" svg:height="2.801cm" svg:x="5.747cm" svg:y="6.522cm">
              <draw:text-box>
                <text:p text:style-name="P68"><text:span text:style-name="T24"/></text:p>
                <text:p text:style-name="P68"><text:span text:style-name="T24">PREP</text:span></text:p>
                <text:p text:style-name="P68"><text:span text:style-name="T24">BAD</text:span></text:p>
                <text:p text:style-name="P68"><text:span text:style-name="T24">VAL</text:span></text:p>
              </draw:text-box>
            </draw:frame>
          </draw:g>
          <draw:line draw:style-name="gr37" draw:text-style-name="P70" draw:layer="layout" svg:x1="6.52cm" svg:y1="7.037cm" svg:x2="5.911cm" svg:y2="7.037cm">
            <text:p/>
          </draw:line>
        </draw:g>
        <draw:g>
          <draw:custom-shape draw:style-name="gr39" draw:text-style-name="P20" draw:layer="layout" svg:width="1.367cm" svg:height="1.141cm" svg:x="12.112cm" svg:y="13.783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61" draw:layer="layout" svg:width="1.404cm" svg:height="0.497cm" svg:x="12.122cm" svg:y="14.443cm">
            <draw:text-box>
              <text:p text:style-name="P60"><text:span text:style-name="T11">RANGE</text:span></text:p>
            </draw:text-box>
          </draw:frame>
          <draw:frame draw:style-name="gr15" draw:text-style-name="P55" draw:layer="layout" svg:width="0.875cm" svg:height="0.497cm" svg:x="12.651cm" svg:y="14.081cm">
            <draw:text-box>
              <text:p text:style-name="P54"><text:span text:style-name="T20">RET</text:span></text:p>
            </draw:text-box>
          </draw:frame>
          <draw:frame draw:style-name="gr19" draw:text-style-name="P52" draw:layer="layout" svg:width="1.375cm" svg:height="0.497cm" svg:x="12.151cm" svg:y="13.744cm">
            <draw:text-box>
              <text:p text:style-name="P51"><text:span text:style-name="T19">VAD -+</text:span></text:p>
            </draw:text-box>
          </draw:frame>
          <draw:line draw:style-name="gr40" draw:text-style-name="P70" draw:layer="layout" svg:x1="12.58cm" svg:y1="14.479cm" svg:x2="12.58cm" svg:y2="14.178cm">
            <text:p/>
          </draw:line>
          <draw:line draw:style-name="gr40" draw:text-style-name="P70" draw:layer="layout" svg:x1="12.32cm" svg:y1="14.178cm" svg:x2="12.32cm" svg:y2="14.479cm">
            <text:p/>
          </draw:line>
        </draw:g>
        <draw:frame draw:style-name="gr19" draw:text-style-name="P43" draw:layer="layout" svg:width="2.285cm" svg:height="0.497cm" svg:x="14.161cm" svg:y="13.586cm">
          <draw:text-box>
            <text:p text:style-name="P42"><text:span text:style-name="T21"><text:s/></text:span><text:span text:style-name="T23">VAD MODE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ans JP1" svg:font-family="'Noto Sans JP'" style:font-family-generic="swiss" style:font-pitch="variable"/>
    <style:font-face style:name="Roboto" svg:font-family="Roboto" style:font-pitch="variable"/>
    <style:font-face style:name="Roboto Condensed" svg:font-family="'Roboto Condensed'" style:font-pitch="variable"/>
    <style:font-face style:name="Roboto Condensed1" svg:font-family="'Roboto Condensed'" style:font-family-generic="swiss" style:font-pitch="variable"/>
    <style:font-face style:name="Roboto Condensed2" svg:font-family="'Roboto Condensed'"/>
    <style:font-face style:name="Roboto1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2" style:font-size-asian="24pt" style:language-asian="ja" style:country-asian="JP" style:font-name-complex="Roboto1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ff80ff" draw:marker-start-width="0.2cm" draw:marker-start-center="false" draw:marker-end-width="0.2cm" draw:marker-end-center="false" draw:stroke-linejoin="miter" draw:fill="solid" draw:fill-color="#729fcf" draw:opacity="0%" draw:textarea-horizontal-align="justify" draw:textarea-vertical-align="middle" fo:padding-top="0cm" fo:padding-bottom="0cm" fo:padding-left="0.1cm" fo:padding-right="0.1cm" fo:wrap-option="wrap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ffffff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9T10:28:16.546956528</meta:creation-date>
    <dc:date>2022-01-03T13:10:14.829742460</dc:date>
    <meta:editing-duration>PT14H59M58S</meta:editing-duration>
    <meta:editing-cycles>39</meta:editing-cycles>
    <meta:generator>LibreOffice/7.2.4.1$Linux_X86_64 LibreOffice_project/20$Build-1</meta:generator>
    <meta:document-statistic meta:object-count="256"/>
  </office:meta>
</office:document-meta>
</file>